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60e7" officeooo:paragraph-rsid="001660e7"/>
    </style:style>
    <style:style style:name="P2" style:family="paragraph" style:parent-style-name="Standard">
      <style:text-properties officeooo:rsid="0017b620" officeooo:paragraph-rsid="0017b6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 <text:s text:c="3"/>0.000000] Initializing cgroup subsys cpuset</text:p>
      <text:p text:style-name="P2">[ <text:s text:c="3"/>0.000000] Initializing cgroup subsys cpu</text:p>
      <text:p text:style-name="P2">[ <text:s text:c="3"/>0.000000] Initializing cgroup subsys cpuacct</text:p>
      <text:p text:style-name="P2">[ <text:s text:c="3"/>0.000000] Linux version 4.2.0-34-generic (buildd@lgw01-55) (gcc version 4.8.2 (Ubuntu 4.8.2-19ubuntu1) ) #39~14.04.1-Ubuntu SMP Fri Mar 11 11:38:02 UTC 2016 (Ubuntu 4.2.0-34.39~14.04.1-generic 4.2.8-ckt4)</text:p>
      <text:p text:style-name="P2">[ <text:s text:c="3"/>0.000000] Command line: BOOT_IMAGE=/boot/vmlinuz-4.2.0-34-generic root=UUID=d38f4f80-af55-4ae3-b15f-97fc75cf3e47 ro quiet splash vt.handoff=7</text:p>
      <text:p text:style-name="P2">[ <text:s text:c="3"/>0.000000] KERNEL supported cpus:</text:p>
      <text:p text:style-name="P2">[ <text:s text:c="3"/>0.000000] <text:s text:c="2"/>Intel GenuineIntel</text:p>
      <text:p text:style-name="P2">[ <text:s text:c="3"/>0.000000] <text:s text:c="2"/>AMD AuthenticAMD</text:p>
      <text:p text:style-name="P2">[ <text:s text:c="3"/>0.000000] <text:s text:c="2"/>Centaur CentaurHauls</text:p>
      <text:p text:style-name="P2">[ <text:s text:c="3"/>0.000000] x86/fpu: xstate_offset[2]: 0240, xstate_sizes[2]: 0100</text:p>
      <text:p text:style-name="P2">[ <text:s text:c="3"/>0.000000] x86/fpu: Supporting XSAVE feature 0x01: 'x87 floating point registers'</text:p>
      <text:p text:style-name="P2">[ <text:s text:c="3"/>0.000000] x86/fpu: Supporting XSAVE feature 0x02: 'SSE registers'</text:p>
      <text:p text:style-name="P2">[ <text:s text:c="3"/>0.000000] x86/fpu: Supporting XSAVE feature 0x04: 'AVX registers'</text:p>
      <text:p text:style-name="P2">[ <text:s text:c="3"/>0.000000] x86/fpu: Enabled xstate features 0x7, context size is 0x340 bytes, using 'standard' format.</text:p>
      <text:p text:style-name="P2">[ <text:s text:c="3"/>0.000000] x86/fpu: Using 'eager' FPU context switches.</text:p>
      <text:p text:style-name="P2">[ <text:s text:c="3"/>0.000000] e820: BIOS-provided physical RAM map:</text:p>
      <text:p text:style-name="P2">[ <text:s text:c="3"/>0.000000] BIOS-e820: [mem 0x0000000000000000-0x000000000009ebff] usable</text:p>
      <text:p text:style-name="P2">[ <text:s text:c="3"/>0.000000] BIOS-e820: [mem 0x000000000009ec00-0x000000000009ffff] reserved</text:p>
      <text:p text:style-name="P2">[ <text:s text:c="3"/>0.000000] BIOS-e820: [mem 0x00000000000e0000-0x00000000000fffff] reserved</text:p>
      <text:p text:style-name="P2">[ <text:s text:c="3"/>0.000000] BIOS-e820: [mem 0x0000000000100000-0x00000000c41cefff] usable</text:p>
      <text:p text:style-name="P2">[ <text:s text:c="3"/>0.000000] BIOS-e820: [mem 0x00000000c41cf000-0x00000000c41d5fff] ACPI NVS</text:p>
      <text:p text:style-name="P2">[ <text:s text:c="3"/>0.000000] BIOS-e820: [mem 0x00000000c41d6000-0x00000000c4acdfff] usable</text:p>
      <text:p text:style-name="P2">[ <text:s text:c="3"/>0.000000] BIOS-e820: [mem 0x00000000c4ace000-0x00000000c4d4efff] reserved</text:p>
      <text:p text:style-name="P2">[ <text:s text:c="3"/>0.000000] BIOS-e820: [mem 0x00000000c4d4f000-0x00000000d83befff] usable</text:p>
      <text:p text:style-name="P2">[ <text:s text:c="3"/>0.000000] BIOS-e820: [mem 0x00000000d83bf000-0x00000000d8451fff] reserved</text:p>
      <text:p text:style-name="P2">[ <text:s text:c="3"/>0.000000] BIOS-e820: [mem 0x00000000d8452000-0x00000000d85a1fff] usable</text:p>
      <text:p text:style-name="P2">[ <text:s text:c="3"/>0.000000] BIOS-e820: [mem 0x00000000d85a2000-0x00000000d8ad9fff] ACPI NVS</text:p>
      <text:p text:style-name="P2">[ <text:s text:c="3"/>0.000000] BIOS-e820: [mem 0x00000000d8ada000-0x00000000d9ffefff] reserved</text:p>
      <text:p text:style-name="P2">[ <text:s text:c="3"/>0.000000] BIOS-e820: [mem 0x00000000d9fff000-0x00000000d9ffffff] usable</text:p>
      <text:p text:style-name="P2">[ <text:s text:c="3"/>0.000000] BIOS-e820: [mem 0x00000000db000000-0x00000000df1fffff] reserved</text:p>
      <text:p text:style-name="P2">[ <text:s text:c="3"/>0.000000] BIOS-e820: [mem 0x00000000f8000000-0x00000000fbffffff] reserved</text:p>
      <text:p text:style-name="P2">[ <text:s text:c="3"/>0.000000] BIOS-e820: [mem 0x00000000fec00000-0x00000000fec00fff] reserved</text:p>
      <text:p text:style-name="P2">[ <text:s text:c="3"/>0.000000] BIOS-e820: [mem 0x00000000fed00000-0x00000000fed03fff] reserved</text:p>
      <text:p text:style-name="P2">[ <text:s text:c="3"/>0.000000] BIOS-e820: [mem 0x00000000fed1c000-0x00000000fed1ffff] reserved</text:p>
      <text:p text:style-name="P2">[ <text:s text:c="3"/>0.000000] BIOS-e820: [mem 0x00000000fee00000-0x00000000fee00fff] reserved</text:p>
      <text:p text:style-name="P2">[ <text:s text:c="3"/>0.000000] BIOS-e820: [mem 0x00000000ff000000-0x00000000ffffffff] reserved</text:p>
      <text:p text:style-name="P2">[ <text:s text:c="3"/>0.000000] BIOS-e820: [mem 0x0000000100000000-0x000000011fdfffff] usable</text:p>
      <text:p text:style-name="P2">[ <text:s text:c="3"/>0.000000] NX (Execute Disable) protection: active</text:p>
      <text:p text:style-name="P2">[ <text:s text:c="3"/>0.000000] SMBIOS 2.8 present.</text:p>
      <text:p text:style-name="P2">[ <text:s text:c="3"/>0.000000] DMI: Acer Veriton M200-H81/H81H3-M4/V1.0, BIOS 4.6.5 06/12/2014</text:p>
      <text:p text:style-name="P2">[ <text:s text:c="3"/>0.000000] e820: update [mem 0x00000000-0x00000fff] usable ==&gt; reserved</text:p>
      <text:p text:style-name="P2">[ <text:s text:c="3"/>0.000000] e820: remove [mem 0x000a0000-0x000fffff] usable</text:p>
      <text:p text:style-name="P2">[ <text:s text:c="3"/>0.000000] e820: last_pfn = 0x11fe00 max_arch_pfn = 0x400000000</text:p>
      <text:p text:style-name="P2">[ <text:s text:c="3"/>0.000000] MTRR default type: uncachable</text:p>
      <text:p text:style-name="P2">[ <text:s text:c="3"/>0.000000] MTRR fixed ranges enabled:</text:p>
      <text:p text:style-name="P2">[ <text:s text:c="3"/>0.000000] <text:s text:c="2"/>00000-9FFFF write-back</text:p>
      <text:p text:style-name="P2">[ <text:s text:c="3"/>0.000000] <text:s text:c="2"/>A0000-BFFFF uncachable</text:p>
      <text:p text:style-name="P2">[ <text:s text:c="3"/>0.000000] <text:s text:c="2"/>C0000-CFFFF write-protect</text:p>
      <text:p text:style-name="P2"><text:soft-page-break/>[ <text:s text:c="3"/>0.000000] <text:s text:c="2"/>D0000-E7FFF uncachable</text:p>
      <text:p text:style-name="P2">[ <text:s text:c="3"/>0.000000] <text:s text:c="2"/>E8000-FFFFF write-protect</text:p>
      <text:p text:style-name="P2">[ <text:s text:c="3"/>0.000000] MTRR variable ranges enabled:</text:p>
      <text:p text:style-name="P2">[ <text:s text:c="3"/>0.000000] <text:s text:c="2"/>0 base 0000000000 mask 7F00000000 write-back</text:p>
      <text:p text:style-name="P2">[ <text:s text:c="3"/>0.000000] <text:s text:c="2"/>1 base 0100000000 mask 7FE0000000 write-back</text:p>
      <text:p text:style-name="P2">[ <text:s text:c="3"/>0.000000] <text:s text:c="2"/>2 base 00E0000000 mask 7FE0000000 uncachable</text:p>
      <text:p text:style-name="P2">[ <text:s text:c="3"/>0.000000] <text:s text:c="2"/>3 base 00DC000000 mask 7FFC000000 uncachable</text:p>
      <text:p text:style-name="P2">[ <text:s text:c="3"/>0.000000] <text:s text:c="2"/>4 base 00DB000000 mask 7FFF000000 uncachable</text:p>
      <text:p text:style-name="P2">[ <text:s text:c="3"/>0.000000] <text:s text:c="2"/>5 base 011FE00000 mask 7FFFE00000 uncachable</text:p>
      <text:p text:style-name="P2">[ <text:s text:c="3"/>0.000000] <text:s text:c="2"/>6 disabled</text:p>
      <text:p text:style-name="P2">[ <text:s text:c="3"/>0.000000] <text:s text:c="2"/>7 disabled</text:p>
      <text:p text:style-name="P2">[ <text:s text:c="3"/>0.000000] <text:s text:c="2"/>8 disabled</text:p>
      <text:p text:style-name="P2">[ <text:s text:c="3"/>0.000000] <text:s text:c="2"/>9 disabled</text:p>
      <text:p text:style-name="P2">[ <text:s text:c="3"/>0.000000] x86/PAT: Configuration [0-7]: WB <text:s/>WC <text:s/>UC- UC <text:s/>WB <text:s/>WC <text:s/>UC- WT <text:s/></text:p>
      <text:p text:style-name="P2">[ <text:s text:c="3"/>0.000000] original variable MTRRs</text:p>
      <text:p text:style-name="P2">[ <text:s text:c="3"/>0.000000] reg 0, base: 0GB, range: 4GB, type WB</text:p>
      <text:p text:style-name="P2">[ <text:s text:c="3"/>0.000000] reg 1, base: 4GB, range: 512MB, type WB</text:p>
      <text:p text:style-name="P2">[ <text:s text:c="3"/>0.000000] reg 2, base: 3584MB, range: 512MB, type UC</text:p>
      <text:p text:style-name="P2">[ <text:s text:c="3"/>0.000000] reg 3, base: 3520MB, range: 64MB, type UC</text:p>
      <text:p text:style-name="P2">[ <text:s text:c="3"/>0.000000] reg 4, base: 3504MB, range: 16MB, type UC</text:p>
      <text:p text:style-name="P2">[ <text:s text:c="3"/>0.000000] reg 5, base: 4606MB, range: 2MB, type UC</text:p>
      <text:p text:style-name="P2">[ <text:s text:c="3"/>0.000000] total RAM covered: 4014M</text:p>
      <text:p text:style-name="P2">[ <text:s text:c="3"/>0.000000] Found optimal setting for mtrr clean up</text:p>
      <text:p text:style-name="P2">[ <text:s text:c="3"/>0.000000] <text:s/>gran_size: 64K <text:tab/>chunk_size: 128M <text:tab/>num_reg: 7 <text:s/><text:tab/>lose cover RAM: 0G</text:p>
      <text:p text:style-name="P2">[ <text:s text:c="3"/>0.000000] New variable MTRRs</text:p>
      <text:p text:style-name="P2">[ <text:s text:c="3"/>0.000000] reg 0, base: 0GB, range: 2GB, type WB</text:p>
      <text:p text:style-name="P2">[ <text:s text:c="3"/>0.000000] reg 1, base: 2GB, range: 1GB, type WB</text:p>
      <text:p text:style-name="P2">[ <text:s text:c="3"/>0.000000] reg 2, base: 3GB, range: 512MB, type WB</text:p>
      <text:p text:style-name="P2">[ <text:s text:c="3"/>0.000000] reg 3, base: 3504MB, range: 16MB, type UC</text:p>
      <text:p text:style-name="P2">[ <text:s text:c="3"/>0.000000] reg 4, base: 3520MB, range: 64MB, type UC</text:p>
      <text:p text:style-name="P2">[ <text:s text:c="3"/>0.000000] reg 5, base: 4GB, range: 512MB, type WB</text:p>
      <text:p text:style-name="P2">[ <text:s text:c="3"/>0.000000] reg 6, base: 4606MB, range: 2MB, type UC</text:p>
      <text:p text:style-name="P2">[ <text:s text:c="3"/>0.000000] e820: update [mem 0xdb000000-0xffffffff] usable ==&gt; reserved</text:p>
      <text:p text:style-name="P2">[ <text:s text:c="3"/>0.000000] e820: last_pfn = 0xda000 max_arch_pfn = 0x400000000</text:p>
      <text:p text:style-name="P2">[ <text:s text:c="3"/>0.000000] found SMP MP-table at [mem 0x000fd750-0x000fd75f] mapped at [ffff8800000fd750]</text:p>
      <text:p text:style-name="P2">[ <text:s text:c="3"/>0.000000] Scanning 1 areas for low memory corruption</text:p>
      <text:p text:style-name="P2">[ <text:s text:c="3"/>0.000000] Base memory trampoline at [ffff880000098000] 98000 size 24576</text:p>
      <text:p text:style-name="P2">[ <text:s text:c="3"/>0.000000] Using GB pages for direct mapping</text:p>
      <text:p text:style-name="P2">[ <text:s text:c="3"/>0.000000] init_memory_mapping: [mem 0x00000000-0x000fffff]</text:p>
      <text:p text:style-name="P2">[ <text:s text:c="3"/>0.000000] <text:s/>[mem 0x00000000-0x000fffff] page 4k</text:p>
      <text:p text:style-name="P2">[ <text:s text:c="3"/>0.000000] BRK [0x01ff3000, 0x01ff3fff] PGTABLE</text:p>
      <text:p text:style-name="P2">[ <text:s text:c="3"/>0.000000] BRK [0x01ff4000, 0x01ff4fff] PGTABLE</text:p>
      <text:p text:style-name="P2">[ <text:s text:c="3"/>0.000000] BRK [0x01ff5000, 0x01ff5fff] PGTABLE</text:p>
      <text:p text:style-name="P2">[ <text:s text:c="3"/>0.000000] init_memory_mapping: [mem 0x11fc00000-0x11fdfffff]</text:p>
      <text:p text:style-name="P2">[ <text:s text:c="3"/>0.000000] <text:s/>[mem 0x11fc00000-0x11fdfffff] page 2M</text:p>
      <text:p text:style-name="P2">[ <text:s text:c="3"/>0.000000] BRK [0x01ff6000, 0x01ff6fff] PGTABLE</text:p>
      <text:p text:style-name="P2">[ <text:s text:c="3"/>0.000000] init_memory_mapping: [mem 0x100000000-0x11fbfffff]</text:p>
      <text:p text:style-name="P2">[ <text:s text:c="3"/>0.000000] <text:s/>[mem 0x100000000-0x11fbfffff] page 2M</text:p>
      <text:p text:style-name="P2">[ <text:s text:c="3"/>0.000000] init_memory_mapping: [mem 0xc0000000-0xc41cefff]</text:p>
      <text:p text:style-name="P2">[ <text:s text:c="3"/>0.000000] <text:s/>[mem 0xc0000000-0xc3ffffff] page 2M</text:p>
      <text:p text:style-name="P2">[ <text:s text:c="3"/>0.000000] <text:s/>[mem 0xc4000000-0xc41cefff] page 4k</text:p>
      <text:p text:style-name="P2"><text:soft-page-break/>[ <text:s text:c="3"/>0.000000] BRK [0x01ff7000, 0x01ff7fff] PGTABLE</text:p>
      <text:p text:style-name="P2">[ <text:s text:c="3"/>0.000000] BRK [0x01ff8000, 0x01ff8fff] PGTABLE</text:p>
      <text:p text:style-name="P2">[ <text:s text:c="3"/>0.000000] init_memory_mapping: [mem 0xc41d6000-0xc4acdfff]</text:p>
      <text:p text:style-name="P2">[ <text:s text:c="3"/>0.000000] <text:s/>[mem 0xc41d6000-0xc41fffff] page 4k</text:p>
      <text:p text:style-name="P2">[ <text:s text:c="3"/>0.000000] <text:s/>[mem 0xc4200000-0xc49fffff] page 2M</text:p>
      <text:p text:style-name="P2">[ <text:s text:c="3"/>0.000000] <text:s/>[mem 0xc4a00000-0xc4acdfff] page 4k</text:p>
      <text:p text:style-name="P2">[ <text:s text:c="3"/>0.000000] init_memory_mapping: [mem 0xc4d4f000-0xd83befff]</text:p>
      <text:p text:style-name="P2">[ <text:s text:c="3"/>0.000000] <text:s/>[mem 0xc4d4f000-0xc4dfffff] page 4k</text:p>
      <text:p text:style-name="P2">[ <text:s text:c="3"/>0.000000] <text:s/>[mem 0xc4e00000-0xd81fffff] page 2M</text:p>
      <text:p text:style-name="P2">[ <text:s text:c="3"/>0.000000] <text:s/>[mem 0xd8200000-0xd83befff] page 4k</text:p>
      <text:p text:style-name="P2">[ <text:s text:c="3"/>0.000000] init_memory_mapping: [mem 0xd8452000-0xd85a1fff]</text:p>
      <text:p text:style-name="P2">[ <text:s text:c="3"/>0.000000] <text:s/>[mem 0xd8452000-0xd85a1fff] page 4k</text:p>
      <text:p text:style-name="P2">[ <text:s text:c="3"/>0.000000] init_memory_mapping: [mem 0xd9fff000-0xd9ffffff]</text:p>
      <text:p text:style-name="P2">[ <text:s text:c="3"/>0.000000] <text:s/>[mem 0xd9fff000-0xd9ffffff] page 4k</text:p>
      <text:p text:style-name="P2">[ <text:s text:c="3"/>0.000000] init_memory_mapping: [mem 0x00100000-0xbfffffff]</text:p>
      <text:p text:style-name="P2">[ <text:s text:c="3"/>0.000000] <text:s/>[mem 0x00100000-0x001fffff] page 4k</text:p>
      <text:p text:style-name="P2">[ <text:s text:c="3"/>0.000000] <text:s/>[mem 0x00200000-0x3fffffff] page 2M</text:p>
      <text:p text:style-name="P2">[ <text:s text:c="3"/>0.000000] <text:s/>[mem 0x40000000-0xbfffffff] page 1G</text:p>
      <text:p text:style-name="P2">[ <text:s text:c="3"/>0.000000] RAMDISK: [mem 0x359fc000-0x36cf5fff]</text:p>
      <text:p text:style-name="P2">[ <text:s text:c="3"/>0.000000] ACPI: Early table checksum verification disabled</text:p>
      <text:p text:style-name="P2">[ <text:s text:c="3"/>0.000000] ACPI: RSDP 0x00000000000F04A0 000024 (v02 ACRSYS)</text:p>
      <text:p text:style-name="P2">[ <text:s text:c="3"/>0.000000] ACPI: XSDT 0x00000000D8AA8080 00007C (v01 ACRSYS ACRPRDCT 01072009 AMI <text:s/>00010013)</text:p>
      <text:p text:style-name="P2">[ <text:s text:c="3"/>0.000000] ACPI: FACP 0x00000000D8AB7A00 00010C (v05 ACRSYS ACRPRDCT 01072009 AMI <text:s/>00010013)</text:p>
      <text:p text:style-name="P2">[ <text:s text:c="3"/>0.000000] ACPI: DSDT 0x00000000D8AA8190 00F86B (v02 ACRSYS ACRPRDCT 00000035 INTL 20120711)</text:p>
      <text:p text:style-name="P2">[ <text:s text:c="3"/>0.000000] ACPI: FACS 0x00000000D8AD9F80 000040</text:p>
      <text:p text:style-name="P2">[ <text:s text:c="3"/>0.000000] ACPI: APIC 0x00000000D8AB7B10 000072 (v03 ACRSYS ACRPRDCT 01072009 AMI <text:s/>00010013)</text:p>
      <text:p text:style-name="P2">[ <text:s text:c="3"/>0.000000] ACPI: FPDT 0x00000000D8AB7B88 000044 (v01 ACRSYS ACRPRDCT 01072009 AMI <text:s/>00010013)</text:p>
      <text:p text:style-name="P2">[ <text:s text:c="3"/>0.000000] ACPI: SLIC 0x00000000D8AB7BD0 000176 (v01 ACRSYS ACRPRDCT 01072009 AMI <text:s/>00010013)</text:p>
      <text:p text:style-name="P2">[ <text:s text:c="3"/>0.000000] ACPI: SSDT 0x00000000D8AB7D48 000539 (v01 PmRef <text:s/>Cpu0Ist <text:s/>00003000 INTL 20120711)</text:p>
      <text:p text:style-name="P2">[ <text:s text:c="3"/>0.000000] ACPI: SSDT 0x00000000D8AB8288 000AD8 (v01 PmRef <text:s/>CpuPm <text:s text:c="3"/>00003000 INTL 20120711)</text:p>
      <text:p text:style-name="P2">[ <text:s text:c="3"/>0.000000] ACPI: SSDT 0x00000000D8AB8D60 0001C7 (v01 PmRef <text:s/>LakeTiny 00003000 INTL 20120711)</text:p>
      <text:p text:style-name="P2">[ <text:s text:c="3"/>0.000000] ACPI: MCFG 0x00000000D8AB8F28 00003C (v01 ACRSYS ACRPRDCT 01072009 MSFT 00000097)</text:p>
      <text:p text:style-name="P2">[ <text:s text:c="3"/>0.000000] ACPI: HPET 0x00000000D8AB8F68 000038 (v01 ACRSYS ACRPRDCT 01072009 AMI. 00000005)</text:p>
      <text:p text:style-name="P2">[ <text:s text:c="3"/>0.000000] ACPI: SSDT 0x00000000D8AB8FA0 000495 (v01 IdeRef IdeTable 00001000 INTL 20120711)</text:p>
      <text:p text:style-name="P2">[ <text:s text:c="3"/>0.000000] ACPI: SSDT 0x00000000D8AB9438 00360A (v01 SaSsdt SaSsdt <text:s text:c="2"/>00003000 INTL 20091112)</text:p>
      <text:p text:style-name="P2">[ <text:s text:c="3"/>0.000000] ACPI: Local APIC address 0xfee00000</text:p>
      <text:p text:style-name="P2">[ <text:s text:c="3"/>0.000000] No NUMA configuration found</text:p>
      <text:p text:style-name="P2">[ <text:s text:c="3"/>0.000000] Faking a node at [mem 0x0000000000000000-0x000000011fdfffff]</text:p>
      <text:p text:style-name="P2">[ <text:s text:c="3"/>0.000000] NODE_DATA(0) allocated [mem 0x11fdf6000-0x11fdfafff]</text:p>
      <text:p text:style-name="P2"><text:soft-page-break/>[ <text:s text:c="3"/>0.000000] <text:s/>[ffffea0000000000-ffffea00047fffff] PMD -&gt; [ffff88011b400000-ffff88011f3fffff] on node 0</text:p>
      <text:p text:style-name="P2">[ <text:s text:c="3"/>0.000000] Zone ranges:</text:p>
      <text:p text:style-name="P2">[ <text:s text:c="3"/>0.000000] <text:s text:c="2"/>DMA <text:s text:c="5"/>[mem 0x0000000000001000-0x0000000000ffffff]</text:p>
      <text:p text:style-name="P2">[ <text:s text:c="3"/>0.000000] <text:s text:c="2"/>DMA32 <text:s text:c="3"/>[mem 0x0000000001000000-0x00000000ffffffff]</text:p>
      <text:p text:style-name="P2">[ <text:s text:c="3"/>0.000000] <text:s text:c="2"/>Normal <text:s text:c="2"/>[mem 0x0000000100000000-0x000000011fdfffff]</text:p>
      <text:p text:style-name="P2">[ <text:s text:c="3"/>0.000000] Movable zone start for each node</text:p>
      <text:p text:style-name="P2">[ <text:s text:c="3"/>0.000000] Early memory node ranges</text:p>
      <text:p text:style-name="P2">[ <text:s text:c="3"/>0.000000] <text:s text:c="2"/>node <text:s text:c="2"/>0: [mem 0x0000000000001000-0x000000000009dfff]</text:p>
      <text:p text:style-name="P2">[ <text:s text:c="3"/>0.000000] <text:s text:c="2"/>node <text:s text:c="2"/>0: [mem 0x0000000000100000-0x00000000c41cefff]</text:p>
      <text:p text:style-name="P2">[ <text:s text:c="3"/>0.000000] <text:s text:c="2"/>node <text:s text:c="2"/>0: [mem 0x00000000c41d6000-0x00000000c4acdfff]</text:p>
      <text:p text:style-name="P2">[ <text:s text:c="3"/>0.000000] <text:s text:c="2"/>node <text:s text:c="2"/>0: [mem 0x00000000c4d4f000-0x00000000d83befff]</text:p>
      <text:p text:style-name="P2">[ <text:s text:c="3"/>0.000000] <text:s text:c="2"/>node <text:s text:c="2"/>0: [mem 0x00000000d8452000-0x00000000d85a1fff]</text:p>
      <text:p text:style-name="P2">[ <text:s text:c="3"/>0.000000] <text:s text:c="2"/>node <text:s text:c="2"/>0: [mem 0x00000000d9fff000-0x00000000d9ffffff]</text:p>
      <text:p text:style-name="P2">[ <text:s text:c="3"/>0.000000] <text:s text:c="2"/>node <text:s text:c="2"/>0: [mem 0x0000000100000000-0x000000011fdfffff]</text:p>
      <text:p text:style-name="P2">[ <text:s text:c="3"/>0.000000] Initmem setup node 0 [mem 0x0000000000001000-0x000000011fdfffff]</text:p>
      <text:p text:style-name="P2">[ <text:s text:c="3"/>0.000000] On node 0 totalpages: 1015845</text:p>
      <text:p text:style-name="P2">[ <text:s text:c="3"/>0.000000] <text:s text:c="2"/>DMA zone: 64 pages used for memmap</text:p>
      <text:p text:style-name="P2">[ <text:s text:c="3"/>0.000000] <text:s text:c="2"/>DMA zone: 21 pages reserved</text:p>
      <text:p text:style-name="P2">[ <text:s text:c="3"/>0.000000] <text:s text:c="2"/>DMA zone: 3997 pages, LIFO batch:0</text:p>
      <text:p text:style-name="P2">[ <text:s text:c="3"/>0.000000] <text:s text:c="2"/>DMA32 zone: 13771 pages used for memmap</text:p>
      <text:p text:style-name="P2">[ <text:s text:c="3"/>0.000000] <text:s text:c="2"/>DMA32 zone: 881288 pages, LIFO batch:31</text:p>
      <text:p text:style-name="P2">[ <text:s text:c="3"/>0.000000] <text:s text:c="2"/>Normal zone: 2040 pages used for memmap</text:p>
      <text:p text:style-name="P2">[ <text:s text:c="3"/>0.000000] <text:s text:c="2"/>Normal zone: 130560 pages, LIFO batch:31</text:p>
      <text:p text:style-name="P2">[ <text:s text:c="3"/>0.000000] Reserving Intel graphics stolen memory at 0xdb200000-0xdf1fffff</text:p>
      <text:p text:style-name="P2">[ <text:s text:c="3"/>0.000000] ACPI: PM-Timer IO Port: 0x1808</text:p>
      <text:p text:style-name="P2">[ <text:s text:c="3"/>0.000000] ACPI: Local APIC address 0xfee00000</text:p>
      <text:p text:style-name="P2">[ <text:s text:c="3"/>0.000000] ACPI: LAPIC_NMI (acpi_id[0xff] high edge lint[0x1])</text:p>
      <text:p text:style-name="P2">[ <text:s text:c="3"/>0.000000] IOAPIC[0]: apic_id 8, version 32, address 0xfec00000, GSI 0-23</text:p>
      <text:p text:style-name="P2">[ <text:s text:c="3"/>0.000000] ACPI: INT_SRC_OVR (bus 0 bus_irq 0 global_irq 2 dfl dfl)</text:p>
      <text:p text:style-name="P2">[ <text:s text:c="3"/>0.000000] ACPI: INT_SRC_OVR (bus 0 bus_irq 9 global_irq 9 high level)</text:p>
      <text:p text:style-name="P2">[ <text:s text:c="3"/>0.000000] ACPI: IRQ0 used by override.</text:p>
      <text:p text:style-name="P2">[ <text:s text:c="3"/>0.000000] ACPI: IRQ9 used by override.</text:p>
      <text:p text:style-name="P2">[ <text:s text:c="3"/>0.000000] Using ACPI (MADT) for SMP configuration information</text:p>
      <text:p text:style-name="P2">[ <text:s text:c="3"/>0.000000] ACPI: HPET id: 0x8086a701 base: 0xfed00000</text:p>
      <text:p text:style-name="P2">[ <text:s text:c="3"/>0.000000] smpboot: Allowing 4 CPUs, 0 hotplug CPUs</text:p>
      <text:p text:style-name="P2">[ <text:s text:c="3"/>0.000000] PM: Registered nosave memory: [mem 0x00000000-0x00000fff]</text:p>
      <text:p text:style-name="P2">[ <text:s text:c="3"/>0.000000] PM: Registered nosave memory: [mem 0x0009e000-0x0009efff]</text:p>
      <text:p text:style-name="P2">[ <text:s text:c="3"/>0.000000] PM: Registered nosave memory: [mem 0x0009f000-0x0009ffff]</text:p>
      <text:p text:style-name="P2">[ <text:s text:c="3"/>0.000000] PM: Registered nosave memory: [mem 0x000a0000-0x000dffff]</text:p>
      <text:p text:style-name="P2">[ <text:s text:c="3"/>0.000000] PM: Registered nosave memory: [mem 0x000e0000-0x000fffff]</text:p>
      <text:p text:style-name="P2">[ <text:s text:c="3"/>0.000000] PM: Registered nosave memory: [mem 0xc41cf000-0xc41d5fff]</text:p>
      <text:p text:style-name="P2">[ <text:s text:c="3"/>0.000000] PM: Registered nosave memory: [mem 0xc4ace000-0xc4d4efff]</text:p>
      <text:p text:style-name="P2">[ <text:s text:c="3"/>0.000000] PM: Registered nosave memory: [mem 0xd83bf000-0xd8451fff]</text:p>
      <text:p text:style-name="P2">[ <text:s text:c="3"/>0.000000] PM: Registered nosave memory: [mem 0xd85a2000-0xd8ad9fff]</text:p>
      <text:p text:style-name="P2">[ <text:s text:c="3"/>0.000000] PM: Registered nosave memory: [mem 0xd8ada000-0xd9ffefff]</text:p>
      <text:p text:style-name="P2">[ <text:s text:c="3"/>0.000000] PM: Registered nosave memory: [mem 0xda000000-0xdaffffff]</text:p>
      <text:p text:style-name="P2">[ <text:s text:c="3"/>0.000000] PM: Registered nosave memory: [mem 0xdb000000-0xdf1fffff]</text:p>
      <text:p text:style-name="P2">[ <text:s text:c="3"/>0.000000] PM: Registered nosave memory: [mem 0xdf200000-0xf7ffffff]</text:p>
      <text:p text:style-name="P2">[ <text:s text:c="3"/>0.000000] PM: Registered nosave memory: [mem 0xf8000000-0xfbffffff]</text:p>
      <text:p text:style-name="P2">[ <text:s text:c="3"/>0.000000] PM: Registered nosave memory: [mem 0xfc000000-0xfebfffff]</text:p>
      <text:p text:style-name="P2">[ <text:s text:c="3"/>0.000000] PM: Registered nosave memory: [mem 0xfec00000-0xfec00fff]</text:p>
      <text:p text:style-name="P2"><text:soft-page-break/>[ <text:s text:c="3"/>0.000000] PM: Registered nosave memory: [mem 0xfec01000-0xfecfffff]</text:p>
      <text:p text:style-name="P2">[ <text:s text:c="3"/>0.000000] PM: Registered nosave memory: [mem 0xfed00000-0xfed03fff]</text:p>
      <text:p text:style-name="P2">[ <text:s text:c="3"/>0.000000] PM: Registered nosave memory: [mem 0xfed04000-0xfed1bfff]</text:p>
      <text:p text:style-name="P2">[ <text:s text:c="3"/>0.000000] PM: Registered nosave memory: [mem 0xfed1c000-0xfed1ffff]</text:p>
      <text:p text:style-name="P2">[ <text:s text:c="3"/>0.000000] PM: Registered nosave memory: [mem 0xfed20000-0xfedfffff]</text:p>
      <text:p text:style-name="P2">[ <text:s text:c="3"/>0.000000] PM: Registered nosave memory: [mem 0xfee00000-0xfee00fff]</text:p>
      <text:p text:style-name="P2">[ <text:s text:c="3"/>0.000000] PM: Registered nosave memory: [mem 0xfee01000-0xfeffffff]</text:p>
      <text:p text:style-name="P2">[ <text:s text:c="3"/>0.000000] PM: Registered nosave memory: [mem 0xff000000-0xffffffff]</text:p>
      <text:p text:style-name="P2">[ <text:s text:c="3"/>0.000000] e820: [mem 0xdf200000-0xf7ffffff] available for PCI devices</text:p>
      <text:p text:style-name="P2">[ <text:s text:c="3"/>0.000000] Booting paravirtualized kernel on bare hardware</text:p>
      <text:p text:style-name="P2">[ <text:s text:c="3"/>0.000000] clocksource: refined-jiffies: mask: 0xffffffff max_cycles: 0xffffffff, max_idle_ns: 7645519600211568 ns</text:p>
      <text:p text:style-name="P2">[ <text:s text:c="3"/>0.000000] setup_percpu: NR_CPUS:256 nr_cpumask_bits:256 nr_cpu_ids:4 nr_node_ids:1</text:p>
      <text:p text:style-name="P2">[ <text:s text:c="3"/>0.000000] PERCPU: Embedded 33 pages/cpu @ffff88011fa00000 s96728 r8192 d30248 u524288</text:p>
      <text:p text:style-name="P2">[ <text:s text:c="3"/>0.000000] pcpu-alloc: s96728 r8192 d30248 u524288 alloc=1*2097152</text:p>
      <text:p text:style-name="P2">[ <text:s text:c="3"/>0.000000] pcpu-alloc: [0] 0 1 2 3 </text:p>
      <text:p text:style-name="P2">[ <text:s text:c="3"/>0.000000] Built 1 zonelists in Node order, mobility grouping on. <text:s/>Total pages: 999949</text:p>
      <text:p text:style-name="P2">[ <text:s text:c="3"/>0.000000] Policy zone: Normal</text:p>
      <text:p text:style-name="P2">[ <text:s text:c="3"/>0.000000] Kernel command line: BOOT_IMAGE=/boot/vmlinuz-4.2.0-34-generic root=UUID=d38f4f80-af55-4ae3-b15f-97fc75cf3e47 ro quiet splash vt.handoff=7</text:p>
      <text:p text:style-name="P2">[ <text:s text:c="3"/>0.000000] PID hash table entries: 4096 (order: 3, 32768 bytes)</text:p>
      <text:p text:style-name="P2">[ <text:s text:c="3"/>0.000000] Calgary: detecting Calgary via BIOS EBDA area</text:p>
      <text:p text:style-name="P2">[ <text:s text:c="3"/>0.000000] Calgary: Unable to locate Rio Grande table in EBDA - bailing!</text:p>
      <text:p text:style-name="P2">[ <text:s text:c="3"/>0.000000] Memory: 3895100K/4063380K available (7944K kernel code, 1243K rwdata, 3816K rodata, 1468K init, 1292K bss, 168280K reserved, 0K cma-reserved)</text:p>
      <text:p text:style-name="P2">[ <text:s text:c="3"/>0.000000] SLUB: HWalign=64, Order=0-3, MinObjects=0, CPUs=4, Nodes=1</text:p>
      <text:p text:style-name="P2">[ <text:s text:c="3"/>0.000000] Hierarchical RCU implementation.</text:p>
      <text:p text:style-name="P2">[ <text:s text:c="3"/>0.000000] <text:tab/>Build-time adjustment of leaf fanout to 64.</text:p>
      <text:p text:style-name="P2">[ <text:s text:c="3"/>0.000000] <text:tab/>RCU restricting CPUs from NR_CPUS=256 to nr_cpu_ids=4.</text:p>
      <text:p text:style-name="P2">[ <text:s text:c="3"/>0.000000] RCU: Adjusting geometry for rcu_fanout_leaf=64, nr_cpu_ids=4</text:p>
      <text:p text:style-name="P2">[ <text:s text:c="3"/>0.000000] NR_IRQS:16640 nr_irqs:456 16</text:p>
      <text:p text:style-name="P2">[ <text:s text:c="3"/>0.000000] <text:tab/>Offload RCU callbacks from all CPUs</text:p>
      <text:p text:style-name="P2">[ <text:s text:c="3"/>0.000000] <text:tab/>Offload RCU callbacks from CPUs: 0-3.</text:p>
      <text:p text:style-name="P2">[ <text:s text:c="3"/>0.000000] spurious 8259A interrupt: IRQ7.</text:p>
      <text:p text:style-name="P2">[ <text:s text:c="3"/>0.000000] vt handoff: transparent VT on vt#7</text:p>
      <text:p text:style-name="P2">[ <text:s text:c="3"/>0.000000] Console: colour dummy device 80x25</text:p>
      <text:p text:style-name="P2">[ <text:s text:c="3"/>0.000000] console [tty0] enabled</text:p>
      <text:p text:style-name="P2">[ <text:s text:c="3"/>0.000000] clocksource: hpet: mask: 0xffffffff max_cycles: 0xffffffff, max_idle_ns: 133484882848 ns</text:p>
      <text:p text:style-name="P2">[ <text:s text:c="3"/>0.000000] hpet clockevent registered</text:p>
      <text:p text:style-name="P2">[ <text:s text:c="3"/>0.000000] tsc: Fast TSC calibration using PIT</text:p>
      <text:p text:style-name="P2">[ <text:s text:c="3"/>0.000000] tsc: Detected 3492.208 MHz processor</text:p>
      <text:p text:style-name="P2">[ <text:s text:c="3"/>0.000020] Calibrating delay loop (skipped), value calculated using timer frequency.. 6984.41 BogoMIPS (lpj=13968832)</text:p>
      <text:p text:style-name="P2">[ <text:s text:c="3"/>0.000022] pid_max: default: 32768 minimum: 301</text:p>
      <text:p text:style-name="P2">[ <text:s text:c="3"/>0.000026] ACPI: Core revision 20150619</text:p>
      <text:p text:style-name="P2">[ <text:s text:c="3"/>0.009394] ACPI: All ACPI Tables successfully acquired</text:p>
      <text:p text:style-name="P2">[ <text:s text:c="3"/>0.009407] Security Framework initialized</text:p>
      <text:p text:style-name="P2">[ <text:s text:c="3"/>0.009415] AppArmor: AppArmor initialized</text:p>
      <text:p text:style-name="P2">[ <text:s text:c="3"/>0.009416] Yama: becoming mindful.</text:p>
      <text:p text:style-name="P2">[ <text:s text:c="3"/>0.009600] Dentry cache hash table entries: 524288 (order: 10, 4194304 bytes)</text:p>
      <text:p text:style-name="P2"><text:soft-page-break/>[ <text:s text:c="3"/>0.010413] Inode-cache hash table entries: 262144 (order: 9, 2097152 bytes)</text:p>
      <text:p text:style-name="P2">[ <text:s text:c="3"/>0.010809] Mount-cache hash table entries: 8192 (order: 4, 65536 bytes)</text:p>
      <text:p text:style-name="P2">[ <text:s text:c="3"/>0.010812] Mountpoint-cache hash table entries: 8192 (order: 4, 65536 bytes)</text:p>
      <text:p text:style-name="P2">[ <text:s text:c="3"/>0.010990] Initializing cgroup subsys blkio</text:p>
      <text:p text:style-name="P2">[ <text:s text:c="3"/>0.010992] Initializing cgroup subsys memory</text:p>
      <text:p text:style-name="P2">[ <text:s text:c="3"/>0.010997] Initializing cgroup subsys devices</text:p>
      <text:p text:style-name="P2">[ <text:s text:c="3"/>0.010999] Initializing cgroup subsys freezer</text:p>
      <text:p text:style-name="P2">[ <text:s text:c="3"/>0.011000] Initializing cgroup subsys net_cls</text:p>
      <text:p text:style-name="P2">[ <text:s text:c="3"/>0.011002] Initializing cgroup subsys perf_event</text:p>
      <text:p text:style-name="P2">[ <text:s text:c="3"/>0.011003] Initializing cgroup subsys net_prio</text:p>
      <text:p text:style-name="P2">[ <text:s text:c="3"/>0.011005] Initializing cgroup subsys hugetlb</text:p>
      <text:p text:style-name="P2">[ <text:s text:c="3"/>0.011022] CPU: Physical Processor ID: 0</text:p>
      <text:p text:style-name="P2">[ <text:s text:c="3"/>0.011023] CPU: Processor Core ID: 0</text:p>
      <text:p text:style-name="P2">[ <text:s text:c="3"/>0.011026] ENERGY_PERF_BIAS: Set to 'normal', was 'performance'</text:p>
      <text:p text:style-name="P2">[ <text:s text:c="3"/>0.011026] ENERGY_PERF_BIAS: View and update with x86_energy_perf_policy(8)</text:p>
      <text:p text:style-name="P2">[ <text:s text:c="3"/>0.011748] mce: CPU supports 7 MCE banks</text:p>
      <text:p text:style-name="P2">[ <text:s text:c="3"/>0.011757] CPU0: Thermal monitoring enabled (TM1)</text:p>
      <text:p text:style-name="P2">[ <text:s text:c="3"/>0.011763] process: using mwait in idle threads</text:p>
      <text:p text:style-name="P2">[ <text:s text:c="3"/>0.011765] Last level iTLB entries: 4KB 1024, 2MB 1024, 4MB 1024</text:p>
      <text:p text:style-name="P2">[ <text:s text:c="3"/>0.011765] Last level dTLB entries: 4KB 1024, 2MB 1024, 4MB 1024, 1GB 4</text:p>
      <text:p text:style-name="P2">[ <text:s text:c="3"/>0.012010] Freeing SMP alternatives memory: 28K (ffffffff81ea7000 - ffffffff81eae000)</text:p>
      <text:p text:style-name="P2">[ <text:s text:c="3"/>0.013318] ftrace: allocating 30986 entries in 122 pages</text:p>
      <text:p text:style-name="P2">[ <text:s text:c="3"/>0.022602] ..TIMER: vector=0x30 apic1=0 pin1=2 apic2=0 pin2=0</text:p>
      <text:p text:style-name="P2">[ <text:s text:c="3"/>0.062258] TSC deadline timer enabled</text:p>
      <text:p text:style-name="P2">[ <text:s text:c="3"/>0.062260] smpboot: CPU0: Intel(R) Core(TM) i3-4150 CPU @ 3.50GHz (fam: 06, model: 3c, stepping: 03)</text:p>
      <text:p text:style-name="P2">[ <text:s text:c="3"/>0.062278] Performance Events: PEBS fmt2+, 16-deep LBR, Haswell events, full-width counters, Intel PMU driver.</text:p>
      <text:p text:style-name="P2">[ <text:s text:c="3"/>0.062292] ... version: <text:s text:c="15"/>3</text:p>
      <text:p text:style-name="P2">[ <text:s text:c="3"/>0.062292] ... bit width: <text:s text:c="13"/>48</text:p>
      <text:p text:style-name="P2">[ <text:s text:c="3"/>0.062293] ... generic registers: <text:s text:c="5"/>4</text:p>
      <text:p text:style-name="P2">[ <text:s text:c="3"/>0.062293] ... value mask: <text:s text:c="12"/>0000ffffffffffff</text:p>
      <text:p text:style-name="P2">[ <text:s text:c="3"/>0.062294] ... max period: <text:s text:c="12"/>0000ffffffffffff</text:p>
      <text:p text:style-name="P2">[ <text:s text:c="3"/>0.062294] ... fixed-purpose events: <text:s text:c="2"/>3</text:p>
      <text:p text:style-name="P2">[ <text:s text:c="3"/>0.062295] ... event mask: <text:s text:c="12"/>000000070000000f</text:p>
      <text:p text:style-name="P2">[ <text:s text:c="3"/>0.062857] x86: Booting SMP configuration:</text:p>
      <text:p text:style-name="P2">[ <text:s text:c="3"/>0.062859] .... node <text:s/>#0, CPUs: <text:s text:c="5"/>#1</text:p>
      <text:p text:style-name="P2">[ <text:s text:c="3"/>0.066717] NMI watchdog: enabled on all CPUs, permanently consumes one hw-PMU counter.</text:p>
      <text:p text:style-name="P2">[ <text:s text:c="3"/>0.066775] <text:s/>#2 #3</text:p>
      <text:p text:style-name="P2">[ <text:s text:c="3"/>0.074564] x86: Booted up 1 node, 4 CPUs</text:p>
      <text:p text:style-name="P2">[ <text:s text:c="3"/>0.074566] smpboot: Total of 4 processors activated (27937.66 BogoMIPS)</text:p>
      <text:p text:style-name="P2">[ <text:s text:c="3"/>0.077161] devtmpfs: initialized</text:p>
      <text:p text:style-name="P2">[ <text:s text:c="3"/>0.079119] evm: security.selinux</text:p>
      <text:p text:style-name="P2">[ <text:s text:c="3"/>0.079120] evm: security.SMACK64</text:p>
      <text:p text:style-name="P2">[ <text:s text:c="3"/>0.079120] evm: security.SMACK64EXEC</text:p>
      <text:p text:style-name="P2">[ <text:s text:c="3"/>0.079121] evm: security.SMACK64TRANSMUTE</text:p>
      <text:p text:style-name="P2">[ <text:s text:c="3"/>0.079121] evm: security.SMACK64MMAP</text:p>
      <text:p text:style-name="P2">[ <text:s text:c="3"/>0.079122] evm: security.ima</text:p>
      <text:p text:style-name="P2">[ <text:s text:c="3"/>0.079123] evm: security.capability</text:p>
      <text:p text:style-name="P2">[ <text:s text:c="3"/>0.079157] PM: Registering ACPI NVS region [mem 0xc41cf000-0xc41d5fff] (28672 bytes)</text:p>
      <text:p text:style-name="P2">[ <text:s text:c="3"/>0.079158] PM: Registering ACPI NVS region [mem 0xd85a2000-0xd8ad9fff] (5472256 bytes)</text:p>
      <text:p text:style-name="P2">[ <text:s text:c="3"/>0.079250] clocksource: jiffies: mask: 0xffffffff max_cycles: 0xffffffff, max_idle_ns: <text:soft-page-break/>7645041785100000 ns</text:p>
      <text:p text:style-name="P2">[ <text:s text:c="3"/>0.079303] pinctrl core: initialized pinctrl subsystem</text:p>
      <text:p text:style-name="P2">[ <text:s text:c="3"/>0.079374] RTC time: <text:s/>8:40:04, date: 02/07/18</text:p>
      <text:p text:style-name="P2">[ <text:s text:c="3"/>0.079449] NET: Registered protocol family 16</text:p>
      <text:p text:style-name="P2">[ <text:s text:c="3"/>0.085055] cpuidle: using governor ladder</text:p>
      <text:p text:style-name="P2">[ <text:s text:c="3"/>0.089067] cpuidle: using governor menu</text:p>
      <text:p text:style-name="P2">[ <text:s text:c="3"/>0.089111] ACPI: bus type PCI registered</text:p>
      <text:p text:style-name="P2">[ <text:s text:c="3"/>0.089112] acpiphp: ACPI Hot Plug PCI Controller Driver version: 0.5</text:p>
      <text:p text:style-name="P2">[ <text:s text:c="3"/>0.089157] PCI: MMCONFIG for domain 0000 [bus 00-3f] at [mem 0xf8000000-0xfbffffff] (base 0xf8000000)</text:p>
      <text:p text:style-name="P2">[ <text:s text:c="3"/>0.089158] PCI: MMCONFIG at [mem 0xf8000000-0xfbffffff] reserved in E820</text:p>
      <text:p text:style-name="P2">[ <text:s text:c="3"/>0.089164] PCI: Using configuration type 1 for base access</text:p>
      <text:p text:style-name="P2">[ <text:s text:c="3"/>0.089285] perf_event_intel: PMU erratum BJ122, BV98, HSD29 worked around, HT is on</text:p>
      <text:p text:style-name="P2">[ <text:s text:c="3"/>0.093270] ACPI: Added _OSI(Module Device)</text:p>
      <text:p text:style-name="P2">[ <text:s text:c="3"/>0.093271] ACPI: Added _OSI(Processor Device)</text:p>
      <text:p text:style-name="P2">[ <text:s text:c="3"/>0.093272] ACPI: Added _OSI(3.0 _SCP Extensions)</text:p>
      <text:p text:style-name="P2">[ <text:s text:c="3"/>0.093272] ACPI: Added _OSI(Processor Aggregator Device)</text:p>
      <text:p text:style-name="P2">[ <text:s text:c="3"/>0.095870] ACPI: Executed 1 blocks of module-level executable AML code</text:p>
      <text:p text:style-name="P2">[ <text:s text:c="3"/>0.097654] [Firmware Bug]: ACPI: BIOS _OSI(Linux) query ignored</text:p>
      <text:p text:style-name="P2">[ <text:s text:c="3"/>0.098133] ACPI: Dynamic OEM Table Load:</text:p>
      <text:p text:style-name="P2">[ <text:s text:c="3"/>0.098137] ACPI: SSDT 0xFFFF88011A6CDC00 0003D3 (v01 PmRef <text:s/>Cpu0Cst <text:s/>00003001 INTL 20120711)</text:p>
      <text:p text:style-name="P2">[ <text:s text:c="3"/>0.098602] ACPI: Dynamic OEM Table Load:</text:p>
      <text:p text:style-name="P2">[ <text:s text:c="3"/>0.098605] ACPI: SSDT 0xFFFF88011A6AA000 0005AA (v01 PmRef <text:s/>ApIst <text:s text:c="3"/>00003000 INTL 20120711)</text:p>
      <text:p text:style-name="P2">[ <text:s text:c="3"/>0.099105] ACPI: Dynamic OEM Table Load:</text:p>
      <text:p text:style-name="P2">[ <text:s text:c="3"/>0.099107] ACPI: SSDT 0xFFFF88011A6F1600 000119 (v01 PmRef <text:s/>ApCst <text:s text:c="3"/>00003000 INTL 20120711)</text:p>
      <text:p text:style-name="P2">[ <text:s text:c="3"/>0.099829] ACPI: Interpreter enabled</text:p>
      <text:p text:style-name="P2">[ <text:s text:c="3"/>0.099834] ACPI Exception: AE_NOT_FOUND, While evaluating Sleep State [\_S1_] (20150619/hwxface-580)</text:p>
      <text:p text:style-name="P2">[ <text:s text:c="3"/>0.099838] ACPI Exception: AE_NOT_FOUND, While evaluating Sleep State [\_S2_] (20150619/hwxface-580)</text:p>
      <text:p text:style-name="P2">[ <text:s text:c="3"/>0.099852] ACPI: (supports S0 S3 S4 S5)</text:p>
      <text:p text:style-name="P2">[ <text:s text:c="3"/>0.099853] ACPI: Using IOAPIC for interrupt routing</text:p>
      <text:p text:style-name="P2">[ <text:s text:c="3"/>0.099870] PCI: Using host bridge windows from ACPI; if necessary, use "pci=nocrs" and report a bug</text:p>
      <text:p text:style-name="P2">[ <text:s text:c="3"/>0.105044] ACPI: Power Resource [FN00] (off)</text:p>
      <text:p text:style-name="P2">[ <text:s text:c="3"/>0.105110] ACPI: Power Resource [FN01] (off)</text:p>
      <text:p text:style-name="P2">[ <text:s text:c="3"/>0.105169] ACPI: Power Resource [FN02] (off)</text:p>
      <text:p text:style-name="P2">[ <text:s text:c="3"/>0.105228] ACPI: Power Resource [FN03] (off)</text:p>
      <text:p text:style-name="P2">[ <text:s text:c="3"/>0.105287] ACPI: Power Resource [FN04] (off)</text:p>
      <text:p text:style-name="P2">[ <text:s text:c="3"/>0.105850] ACPI: PCI Root Bridge [PCI0] (domain 0000 [bus 00-3e])</text:p>
      <text:p text:style-name="P2">[ <text:s text:c="3"/>0.105853] acpi PNP0A08:00: _OSC: OS supports [ExtendedConfig ASPM ClockPM Segments MSI]</text:p>
      <text:p text:style-name="P2">[ <text:s text:c="3"/>0.106178] acpi PNP0A08:00: _OSC: OS now controls [PCIeHotplug PME AER PCIeCapability]</text:p>
      <text:p text:style-name="P2">[ <text:s text:c="3"/>0.106388] PCI host bridge to bus 0000:00</text:p>
      <text:p text:style-name="P2">[ <text:s text:c="3"/>0.106390] pci_bus 0000:00: root bus resource [bus 00-3e]</text:p>
      <text:p text:style-name="P2">[ <text:s text:c="3"/>0.106391] pci_bus 0000:00: root bus resource [io <text:s/>0x0000-0x0cf7 window]</text:p>
      <text:p text:style-name="P2">[ <text:s text:c="3"/>0.106392] pci_bus 0000:00: root bus resource [io <text:s/>0x0d00-0xffff window]</text:p>
      <text:p text:style-name="P2">[ <text:s text:c="3"/>0.106393] pci_bus 0000:00: root bus resource [mem 0x000a0000-0x000bffff window]</text:p>
      <text:p text:style-name="P2"><text:soft-page-break/>[ <text:s text:c="3"/>0.106394] pci_bus 0000:00: root bus resource [mem 0x000d0000-0x000d3fff window]</text:p>
      <text:p text:style-name="P2">[ <text:s text:c="3"/>0.106395] pci_bus 0000:00: root bus resource [mem 0x000d4000-0x000d7fff window]</text:p>
      <text:p text:style-name="P2">[ <text:s text:c="3"/>0.106396] pci_bus 0000:00: root bus resource [mem 0x000d8000-0x000dbfff window]</text:p>
      <text:p text:style-name="P2">[ <text:s text:c="3"/>0.106396] pci_bus 0000:00: root bus resource [mem 0x000dc000-0x000dffff window]</text:p>
      <text:p text:style-name="P2">[ <text:s text:c="3"/>0.106397] pci_bus 0000:00: root bus resource [mem 0x000e0000-0x000e3fff window]</text:p>
      <text:p text:style-name="P2">[ <text:s text:c="3"/>0.106398] pci_bus 0000:00: root bus resource [mem 0x000e4000-0x000e7fff window]</text:p>
      <text:p text:style-name="P2">[ <text:s text:c="3"/>0.106399] pci_bus 0000:00: root bus resource [mem 0xdf200000-0xfeafffff window]</text:p>
      <text:p text:style-name="P2">[ <text:s text:c="3"/>0.106404] pci 0000:00:00.0: [8086:0c00] type 00 class 0x060000</text:p>
      <text:p text:style-name="P2">[ <text:s text:c="3"/>0.106457] pci 0000:00:02.0: [8086:041e] type 00 class 0x030000</text:p>
      <text:p text:style-name="P2">[ <text:s text:c="3"/>0.106463] pci 0000:00:02.0: reg 0x10: [mem 0xf7800000-0xf7bfffff 64bit]</text:p>
      <text:p text:style-name="P2">[ <text:s text:c="3"/>0.106468] pci 0000:00:02.0: reg 0x18: [mem 0xe0000000-0xefffffff 64bit pref]</text:p>
      <text:p text:style-name="P2">[ <text:s text:c="3"/>0.106471] pci 0000:00:02.0: reg 0x20: [io <text:s/>0xf000-0xf03f]</text:p>
      <text:p text:style-name="P2">[ <text:s text:c="3"/>0.106518] pci 0000:00:03.0: [8086:0c0c] type 00 class 0x040300</text:p>
      <text:p text:style-name="P2">[ <text:s text:c="3"/>0.106523] pci 0000:00:03.0: reg 0x10: [mem 0xf7d14000-0xf7d17fff 64bit]</text:p>
      <text:p text:style-name="P2">[ <text:s text:c="3"/>0.106588] pci 0000:00:14.0: [8086:8c31] type 00 class 0x0c0330</text:p>
      <text:p text:style-name="P2">[ <text:s text:c="3"/>0.106601] pci 0000:00:14.0: reg 0x10: [mem 0xf7d00000-0xf7d0ffff 64bit]</text:p>
      <text:p text:style-name="P2">[ <text:s text:c="3"/>0.106645] pci 0000:00:14.0: PME# supported from D3hot D3cold</text:p>
      <text:p text:style-name="P2">[ <text:s text:c="3"/>0.106667] pci 0000:00:14.0: System wakeup disabled by ACPI</text:p>
      <text:p text:style-name="P2">[ <text:s text:c="3"/>0.106690] pci 0000:00:16.0: [8086:8c3a] type 00 class 0x078000</text:p>
      <text:p text:style-name="P2">[ <text:s text:c="3"/>0.106704] pci 0000:00:16.0: reg 0x10: [mem 0xf7d1d000-0xf7d1d00f 64bit]</text:p>
      <text:p text:style-name="P2">[ <text:s text:c="3"/>0.106751] pci 0000:00:16.0: PME# supported from D0 D3hot D3cold</text:p>
      <text:p text:style-name="P2">[ <text:s text:c="3"/>0.106798] pci 0000:00:1a.0: [8086:8c2d] type 00 class 0x0c0320</text:p>
      <text:p text:style-name="P2">[ <text:s text:c="3"/>0.106812] pci 0000:00:1a.0: reg 0x10: [mem 0xf7d1b000-0xf7d1b3ff]</text:p>
      <text:p text:style-name="P2">[ <text:s text:c="3"/>0.106876] pci 0000:00:1a.0: PME# supported from D0 D3hot D3cold</text:p>
      <text:p text:style-name="P2">[ <text:s text:c="3"/>0.106907] pci 0000:00:1a.0: System wakeup disabled by ACPI</text:p>
      <text:p text:style-name="P2">[ <text:s text:c="3"/>0.106932] pci 0000:00:1b.0: [8086:8c20] type 00 class 0x040300</text:p>
      <text:p text:style-name="P2">[ <text:s text:c="3"/>0.106944] pci 0000:00:1b.0: reg 0x10: [mem 0xf7d10000-0xf7d13fff 64bit]</text:p>
      <text:p text:style-name="P2">[ <text:s text:c="3"/>0.106995] pci 0000:00:1b.0: PME# supported from D0 D3hot D3cold</text:p>
      <text:p text:style-name="P2">[ <text:s text:c="3"/>0.107017] pci 0000:00:1b.0: System wakeup disabled by ACPI</text:p>
      <text:p text:style-name="P2">[ <text:s text:c="3"/>0.107039] pci 0000:00:1c.0: [8086:8c10] type 01 class 0x060400</text:p>
      <text:p text:style-name="P2">[ <text:s text:c="3"/>0.107088] pci 0000:00:1c.0: PME# supported from D0 D3hot D3cold</text:p>
      <text:p text:style-name="P2">[ <text:s text:c="3"/>0.107130] pci 0000:00:1c.0: System wakeup disabled by ACPI</text:p>
      <text:p text:style-name="P2">[ <text:s text:c="3"/>0.107156] pci 0000:00:1c.5: [8086:8c1a] type 01 class 0x060400</text:p>
      <text:p text:style-name="P2">[ <text:s text:c="3"/>0.107201] pci 0000:00:1c.5: PME# supported from D0 D3hot D3cold</text:p>
      <text:p text:style-name="P2">[ <text:s text:c="3"/>0.107241] pci 0000:00:1c.5: System wakeup disabled by ACPI</text:p>
      <text:p text:style-name="P2">[ <text:s text:c="3"/>0.107267] pci 0000:00:1d.0: [8086:8c26] type 00 class 0x0c0320</text:p>
      <text:p text:style-name="P2">[ <text:s text:c="3"/>0.107281] pci 0000:00:1d.0: reg 0x10: [mem 0xf7d1a000-0xf7d1a3ff]</text:p>
      <text:p text:style-name="P2">[ <text:s text:c="3"/>0.107345] pci 0000:00:1d.0: PME# supported from D0 D3hot D3cold</text:p>
      <text:p text:style-name="P2">[ <text:s text:c="3"/>0.107374] pci 0000:00:1d.0: System wakeup disabled by ACPI</text:p>
      <text:p text:style-name="P2">[ <text:s text:c="3"/>0.107399] pci 0000:00:1f.0: [8086:8c5c] type 00 class 0x060100</text:p>
      <text:p text:style-name="P2">[ <text:s text:c="3"/>0.107518] pci 0000:00:1f.2: [8086:8c00] type 00 class 0x01018f</text:p>
      <text:p text:style-name="P2">[ <text:s text:c="3"/>0.107526] pci 0000:00:1f.2: reg 0x10: [io <text:s/>0xf110-0xf117]</text:p>
      <text:p text:style-name="P2">[ <text:s text:c="3"/>0.107532] pci 0000:00:1f.2: reg 0x14: [io <text:s/>0xf100-0xf103]</text:p>
      <text:p text:style-name="P2">[ <text:s text:c="3"/>0.107537] pci 0000:00:1f.2: reg 0x18: [io <text:s/>0xf0f0-0xf0f7]</text:p>
      <text:p text:style-name="P2">[ <text:s text:c="3"/>0.107542] pci 0000:00:1f.2: reg 0x1c: [io <text:s/>0xf0e0-0xf0e3]</text:p>
      <text:p text:style-name="P2">[ <text:s text:c="3"/>0.107547] pci 0000:00:1f.2: reg 0x20: [io <text:s/>0xf0d0-0xf0df]</text:p>
      <text:p text:style-name="P2">[ <text:s text:c="3"/>0.107553] pci 0000:00:1f.2: reg 0x24: [io <text:s/>0xf0c0-0xf0cf]</text:p>
      <text:p text:style-name="P2">[ <text:s text:c="3"/>0.107603] pci 0000:00:1f.3: [8086:8c22] type 00 class 0x0c0500</text:p>
      <text:p text:style-name="P2">[ <text:s text:c="3"/>0.107615] pci 0000:00:1f.3: reg 0x10: [mem 0xf7d19000-0xf7d190ff 64bit]</text:p>
      <text:p text:style-name="P2">[ <text:s text:c="3"/>0.107630] pci 0000:00:1f.3: reg 0x20: [io <text:s/>0xf040-0xf05f]</text:p>
      <text:p text:style-name="P2">[ <text:s text:c="3"/>0.107680] pci 0000:00:1f.5: [8086:8c08] type 00 class 0x010185</text:p>
      <text:p text:style-name="P2">[ <text:s text:c="3"/>0.107689] pci 0000:00:1f.5: reg 0x10: [io <text:s/>0xf0b0-0xf0b7]</text:p>
      <text:p text:style-name="P2"><text:soft-page-break/>[ <text:s text:c="3"/>0.107694] pci 0000:00:1f.5: reg 0x14: [io <text:s/>0xf0a0-0xf0a3]</text:p>
      <text:p text:style-name="P2">[ <text:s text:c="3"/>0.107699] pci 0000:00:1f.5: reg 0x18: [io <text:s/>0xf090-0xf097]</text:p>
      <text:p text:style-name="P2">[ <text:s text:c="3"/>0.107704] pci 0000:00:1f.5: reg 0x1c: [io <text:s/>0xf080-0xf083]</text:p>
      <text:p text:style-name="P2">[ <text:s text:c="3"/>0.107710] pci 0000:00:1f.5: reg 0x20: [io <text:s/>0xf070-0xf07f]</text:p>
      <text:p text:style-name="P2">[ <text:s text:c="3"/>0.107715] pci 0000:00:1f.5: reg 0x24: [io <text:s/>0xf060-0xf06f]</text:p>
      <text:p text:style-name="P2">[ <text:s text:c="3"/>0.107802] pci 0000:00:1c.0: PCI bridge to [bus 01]</text:p>
      <text:p text:style-name="P2">[ <text:s text:c="3"/>0.107856] pci 0000:02:00.0: [10ec:8168] type 00 class 0x020000</text:p>
      <text:p text:style-name="P2">[ <text:s text:c="3"/>0.107873] pci 0000:02:00.0: reg 0x10: [io <text:s/>0xe000-0xe0ff]</text:p>
      <text:p text:style-name="P2">[ <text:s text:c="3"/>0.107898] pci 0000:02:00.0: reg 0x18: [mem 0xf7c00000-0xf7c00fff 64bit]</text:p>
      <text:p text:style-name="P2">[ <text:s text:c="3"/>0.107914] pci 0000:02:00.0: reg 0x20: [mem 0xf0000000-0xf0003fff 64bit pref]</text:p>
      <text:p text:style-name="P2">[ <text:s text:c="3"/>0.107985] pci 0000:02:00.0: supports D1 D2</text:p>
      <text:p text:style-name="P2">[ <text:s text:c="3"/>0.107986] pci 0000:02:00.0: PME# supported from D0 D1 D2 D3hot D3cold</text:p>
      <text:p text:style-name="P2">[ <text:s text:c="3"/>0.108008] pci 0000:02:00.0: System wakeup disabled by ACPI</text:p>
      <text:p text:style-name="P2">[ <text:s text:c="3"/>0.113098] pci 0000:00:1c.5: PCI bridge to [bus 02]</text:p>
      <text:p text:style-name="P2">[ <text:s text:c="3"/>0.113100] pci 0000:00:1c.5: <text:s text:c="2"/>bridge window [io <text:s/>0xe000-0xefff]</text:p>
      <text:p text:style-name="P2">[ <text:s text:c="3"/>0.113103] pci 0000:00:1c.5: <text:s text:c="2"/>bridge window [mem 0xf7c00000-0xf7cfffff]</text:p>
      <text:p text:style-name="P2">[ <text:s text:c="3"/>0.113106] pci 0000:00:1c.5: <text:s text:c="2"/>bridge window [mem 0xf0000000-0xf00fffff 64bit pref]</text:p>
      <text:p text:style-name="P2">[ <text:s text:c="3"/>0.113505] ACPI: PCI Interrupt Link [LNKA] (IRQs 3 4 5 6 10 *11 12 14 15)</text:p>
      <text:p text:style-name="P2">[ <text:s text:c="3"/>0.113533] ACPI: PCI Interrupt Link [LNKB] (IRQs *3 4 5 6 10 11 12 14 15)</text:p>
      <text:p text:style-name="P2">[ <text:s text:c="3"/>0.113559] ACPI: PCI Interrupt Link [LNKC] (IRQs 3 4 5 6 *10 11 12 14 15)</text:p>
      <text:p text:style-name="P2">[ <text:s text:c="3"/>0.113584] ACPI: PCI Interrupt Link [LNKD] (IRQs 3 4 5 6 *10 11 12 14 15)</text:p>
      <text:p text:style-name="P2">[ <text:s text:c="3"/>0.113610] ACPI: PCI Interrupt Link [LNKE] (IRQs 3 4 5 6 10 11 12 14 15) *0, disabled.</text:p>
      <text:p text:style-name="P2">[ <text:s text:c="3"/>0.113636] ACPI: PCI Interrupt Link [LNKF] (IRQs 3 4 5 6 10 11 12 14 15) *0, disabled.</text:p>
      <text:p text:style-name="P2">[ <text:s text:c="3"/>0.113662] ACPI: PCI Interrupt Link [LNKG] (IRQs 3 4 *5 6 10 11 12 14 15)</text:p>
      <text:p text:style-name="P2">[ <text:s text:c="3"/>0.113687] ACPI: PCI Interrupt Link [LNKH] (IRQs 3 4 5 6 10 *11 12 14 15)</text:p>
      <text:p text:style-name="P2">[ <text:s text:c="3"/>0.113872] ACPI: Enabled 4 GPEs in block 00 to 3F</text:p>
      <text:p text:style-name="P2">[ <text:s text:c="3"/>0.113941] vgaarb: setting as boot device: PCI:0000:00:02.0</text:p>
      <text:p text:style-name="P2">[ <text:s text:c="3"/>0.113943] vgaarb: device added: PCI:0000:00:02.0,decodes=io+mem,owns=io+mem,locks=none</text:p>
      <text:p text:style-name="P2">[ <text:s text:c="3"/>0.113944] vgaarb: loaded</text:p>
      <text:p text:style-name="P2">[ <text:s text:c="3"/>0.113945] vgaarb: bridge control possible 0000:00:02.0</text:p>
      <text:p text:style-name="P2">[ <text:s text:c="3"/>0.114091] SCSI subsystem initialized</text:p>
      <text:p text:style-name="P2">[ <text:s text:c="3"/>0.114120] libata version 3.00 loaded.</text:p>
      <text:p text:style-name="P2">[ <text:s text:c="3"/>0.114135] ACPI: bus type USB registered</text:p>
      <text:p text:style-name="P2">[ <text:s text:c="3"/>0.114145] usbcore: registered new interface driver usbfs</text:p>
      <text:p text:style-name="P2">[ <text:s text:c="3"/>0.114151] usbcore: registered new interface driver hub</text:p>
      <text:p text:style-name="P2">[ <text:s text:c="3"/>0.114161] usbcore: registered new device driver usb</text:p>
      <text:p text:style-name="P2">[ <text:s text:c="3"/>0.114247] PCI: Using ACPI for IRQ routing</text:p>
      <text:p text:style-name="P2">[ <text:s text:c="3"/>0.115424] PCI: pci_cache_line_size set to 64 bytes</text:p>
      <text:p text:style-name="P2">[ <text:s text:c="3"/>0.115451] e820: reserve RAM buffer [mem 0x0009ec00-0x0009ffff]</text:p>
      <text:p text:style-name="P2">[ <text:s text:c="3"/>0.115452] e820: reserve RAM buffer [mem 0xc41cf000-0xc7ffffff]</text:p>
      <text:p text:style-name="P2">[ <text:s text:c="3"/>0.115453] e820: reserve RAM buffer [mem 0xc4ace000-0xc7ffffff]</text:p>
      <text:p text:style-name="P2">[ <text:s text:c="3"/>0.115454] e820: reserve RAM buffer [mem 0xd83bf000-0xdbffffff]</text:p>
      <text:p text:style-name="P2">[ <text:s text:c="3"/>0.115455] e820: reserve RAM buffer [mem 0xd85a2000-0xdbffffff]</text:p>
      <text:p text:style-name="P2">[ <text:s text:c="3"/>0.115456] e820: reserve RAM buffer [mem 0xda000000-0xdbffffff]</text:p>
      <text:p text:style-name="P2">[ <text:s text:c="3"/>0.115457] e820: reserve RAM buffer [mem 0x11fe00000-0x11fffffff]</text:p>
      <text:p text:style-name="P2">[ <text:s text:c="3"/>0.115532] NetLabel: Initializing</text:p>
      <text:p text:style-name="P2">[ <text:s text:c="3"/>0.115533] NetLabel: <text:s/>domain hash size = 128</text:p>
      <text:p text:style-name="P2">[ <text:s text:c="3"/>0.115533] NetLabel: <text:s/>protocols = UNLABELED CIPSOv4</text:p>
      <text:p text:style-name="P2">[ <text:s text:c="3"/>0.115540] NetLabel: <text:s/>unlabeled traffic allowed by default</text:p>
      <text:p text:style-name="P2">[ <text:s text:c="3"/>0.115583] hpet0: at MMIO 0xfed00000, IRQs 2, 8, 0, 0, 0, 0, 0, 0</text:p>
      <text:p text:style-name="P2">[ <text:s text:c="3"/>0.115586] hpet0: 8 comparators, 64-bit 14.318180 MHz counter</text:p>
      <text:p text:style-name="P2"><text:soft-page-break/>[ <text:s text:c="3"/>0.117602] clocksource: Switched to clocksource hpet</text:p>
      <text:p text:style-name="P2">[ <text:s text:c="3"/>0.121479] AppArmor: AppArmor Filesystem Enabled</text:p>
      <text:p text:style-name="P2">[ <text:s text:c="3"/>0.121531] pnp: PnP ACPI init</text:p>
      <text:p text:style-name="P2">[ <text:s text:c="3"/>0.121635] system 00:00: [mem 0xfed40000-0xfed44fff] has been reserved</text:p>
      <text:p text:style-name="P2">[ <text:s text:c="3"/>0.121638] system 00:00: Plug and Play ACPI device, IDs PNP0c01 (active)</text:p>
      <text:p text:style-name="P2">[ <text:s text:c="3"/>0.121744] system 00:01: [io <text:s/>0x0680-0x069f] has been reserved</text:p>
      <text:p text:style-name="P2">[ <text:s text:c="3"/>0.121746] system 00:01: [io <text:s/>0xffff] has been reserved</text:p>
      <text:p text:style-name="P2">[ <text:s text:c="3"/>0.121747] system 00:01: [io <text:s/>0xffff] has been reserved</text:p>
      <text:p text:style-name="P2">[ <text:s text:c="3"/>0.121748] system 00:01: [io <text:s/>0xffff] has been reserved</text:p>
      <text:p text:style-name="P2">[ <text:s text:c="3"/>0.121749] system 00:01: [io <text:s/>0x1c00-0x1cfe] has been reserved</text:p>
      <text:p text:style-name="P2">[ <text:s text:c="3"/>0.121750] system 00:01: [io <text:s/>0x1d00-0x1dfe] has been reserved</text:p>
      <text:p text:style-name="P2">[ <text:s text:c="3"/>0.121750] system 00:01: [io <text:s/>0x1e00-0x1efe] has been reserved</text:p>
      <text:p text:style-name="P2">[ <text:s text:c="3"/>0.121751] system 00:01: [io <text:s/>0x1f00-0x1ffe] has been reserved</text:p>
      <text:p text:style-name="P2">[ <text:s text:c="3"/>0.121752] system 00:01: [io <text:s/>0x1800-0x18fe] could not be reserved</text:p>
      <text:p text:style-name="P2">[ <text:s text:c="3"/>0.121753] system 00:01: [io <text:s/>0x164e-0x164f] has been reserved</text:p>
      <text:p text:style-name="P2">[ <text:s text:c="3"/>0.121755] system 00:01: Plug and Play ACPI device, IDs PNP0c02 (active)</text:p>
      <text:p text:style-name="P2">[ <text:s text:c="3"/>0.121772] pnp 00:02: Plug and Play ACPI device, IDs PNP0b00 (active)</text:p>
      <text:p text:style-name="P2">[ <text:s text:c="3"/>0.121798] system 00:03: [io <text:s/>0x1854-0x1857] has been reserved</text:p>
      <text:p text:style-name="P2">[ <text:s text:c="3"/>0.121800] system 00:03: Plug and Play ACPI device, IDs INT3f0d PNP0c02 (active)</text:p>
      <text:p text:style-name="P2">[ <text:s text:c="3"/>0.121869] system 00:04: [io <text:s/>0x0a00-0x0a1f] has been reserved</text:p>
      <text:p text:style-name="P2">[ <text:s text:c="3"/>0.121870] system 00:04: [io <text:s/>0x0a20-0x0a2f] has been reserved</text:p>
      <text:p text:style-name="P2">[ <text:s text:c="3"/>0.121871] system 00:04: [io <text:s/>0x0a30-0x0a3f] has been reserved</text:p>
      <text:p text:style-name="P2">[ <text:s text:c="3"/>0.121872] system 00:04: Plug and Play ACPI device, IDs PNP0c02 (active)</text:p>
      <text:p text:style-name="P2">[ <text:s text:c="3"/>0.121899] pnp 00:05: Plug and Play ACPI device, IDs PNP0303 PNP030b (active)</text:p>
      <text:p text:style-name="P2">[ <text:s text:c="3"/>0.121927] pnp 00:06: Plug and Play ACPI device, IDs PNP0f03 PNP0f13 (active)</text:p>
      <text:p text:style-name="P2">[ <text:s text:c="3"/>0.122010] pnp 00:07: [dma 0 disabled]</text:p>
      <text:p text:style-name="P2">[ <text:s text:c="3"/>0.122038] pnp 00:07: Plug and Play ACPI device, IDs PNP0501 (active)</text:p>
      <text:p text:style-name="P2">[ <text:s text:c="3"/>0.122067] system 00:08: [io <text:s/>0x04d0-0x04d1] has been reserved</text:p>
      <text:p text:style-name="P2">[ <text:s text:c="3"/>0.122068] system 00:08: Plug and Play ACPI device, IDs PNP0c02 (active)</text:p>
      <text:p text:style-name="P2">[ <text:s text:c="3"/>0.122318] system 00:09: [mem 0xfed1c000-0xfed1ffff] has been reserved</text:p>
      <text:p text:style-name="P2">[ <text:s text:c="3"/>0.122319] system 00:09: [mem 0xfed10000-0xfed17fff] has been reserved</text:p>
      <text:p text:style-name="P2">[ <text:s text:c="3"/>0.122320] system 00:09: [mem 0xfed18000-0xfed18fff] has been reserved</text:p>
      <text:p text:style-name="P2">[ <text:s text:c="3"/>0.122321] system 00:09: [mem 0xfed19000-0xfed19fff] has been reserved</text:p>
      <text:p text:style-name="P2">[ <text:s text:c="3"/>0.122322] system 00:09: [mem 0xf8000000-0xfbffffff] has been reserved</text:p>
      <text:p text:style-name="P2">[ <text:s text:c="3"/>0.122323] system 00:09: [mem 0xfed20000-0xfed3ffff] has been reserved</text:p>
      <text:p text:style-name="P2">[ <text:s text:c="3"/>0.122324] system 00:09: [mem 0xfed90000-0xfed93fff] has been reserved</text:p>
      <text:p text:style-name="P2">[ <text:s text:c="3"/>0.122325] system 00:09: [mem 0xfed45000-0xfed8ffff] has been reserved</text:p>
      <text:p text:style-name="P2">[ <text:s text:c="3"/>0.122326] system 00:09: [mem 0xff000000-0xffffffff] has been reserved</text:p>
      <text:p text:style-name="P2">[ <text:s text:c="3"/>0.122327] system 00:09: [mem 0xfee00000-0xfeefffff] could not be reserved</text:p>
      <text:p text:style-name="P2">[ <text:s text:c="3"/>0.122328] system 00:09: [mem 0xf7fdf000-0xf7fdffff] has been reserved</text:p>
      <text:p text:style-name="P2">[ <text:s text:c="3"/>0.122329] system 00:09: [mem 0xf7fe0000-0xf7feffff] has been reserved</text:p>
      <text:p text:style-name="P2">[ <text:s text:c="3"/>0.122330] system 00:09: Plug and Play ACPI device, IDs PNP0c02 (active)</text:p>
      <text:p text:style-name="P2">[ <text:s text:c="3"/>0.122463] pnp: PnP ACPI: found 10 devices</text:p>
      <text:p text:style-name="P2">[ <text:s text:c="3"/>0.128086] clocksource: acpi_pm: mask: 0xffffff max_cycles: 0xffffff, max_idle_ns: 2085701024 ns</text:p>
      <text:p text:style-name="P2">[ <text:s text:c="3"/>0.128098] pci 0000:00:1c.0: bridge window [io <text:s/>0x1000-0x0fff] to [bus 01] add_size 1000</text:p>
      <text:p text:style-name="P2">[ <text:s text:c="3"/>0.128099] pci 0000:00:1c.0: bridge window [mem 0x00100000-0x000fffff 64bit pref] to [bus 01] add_size 200000 add_align 100000</text:p>
      <text:p text:style-name="P2">[ <text:s text:c="3"/>0.128101] pci 0000:00:1c.0: bridge window [mem 0x00100000-0x000fffff] to [bus 01] add_size 200000 add_align 100000</text:p>
      <text:p text:style-name="P2">[ <text:s text:c="3"/>0.128108] pci 0000:00:1c.0: res[14]=[mem 0x00100000-0x000fffff] res_to_dev_res add_size 200000 min_align 100000</text:p>
      <text:p text:style-name="P2"><text:soft-page-break/>[ <text:s text:c="3"/>0.128109] pci 0000:00:1c.0: res[14]=[mem 0x00100000-0x002fffff] res_to_dev_res add_size 200000 min_align 100000</text:p>
      <text:p text:style-name="P2">[ <text:s text:c="3"/>0.128110] pci 0000:00:1c.0: res[15]=[mem 0x00100000-0x000fffff 64bit pref] res_to_dev_res add_size 200000 min_align 100000</text:p>
      <text:p text:style-name="P2">[ <text:s text:c="3"/>0.128111] pci 0000:00:1c.0: res[15]=[mem 0x00100000-0x002fffff 64bit pref] res_to_dev_res add_size 200000 min_align 100000</text:p>
      <text:p text:style-name="P2">[ <text:s text:c="3"/>0.128112] pci 0000:00:1c.0: res[13]=[io <text:s/>0x1000-0x0fff] res_to_dev_res add_size 1000 min_align 1000</text:p>
      <text:p text:style-name="P2">[ <text:s text:c="3"/>0.128113] pci 0000:00:1c.0: res[13]=[io <text:s/>0x1000-0x1fff] res_to_dev_res add_size 1000 min_align 1000</text:p>
      <text:p text:style-name="P2">[ <text:s text:c="3"/>0.128117] pci 0000:00:1c.0: BAR 14: assigned [mem 0xdf200000-0xdf3fffff]</text:p>
      <text:p text:style-name="P2">[ <text:s text:c="3"/>0.128121] pci 0000:00:1c.0: BAR 15: assigned [mem 0xdf400000-0xdf5fffff 64bit pref]</text:p>
      <text:p text:style-name="P2">[ <text:s text:c="3"/>0.128122] pci 0000:00:1c.0: BAR 13: assigned [io <text:s/>0x2000-0x2fff]</text:p>
      <text:p text:style-name="P2">[ <text:s text:c="3"/>0.128124] pci 0000:00:1c.0: PCI bridge to [bus 01]</text:p>
      <text:p text:style-name="P2">[ <text:s text:c="3"/>0.128125] pci 0000:00:1c.0: <text:s text:c="2"/>bridge window [io <text:s/>0x2000-0x2fff]</text:p>
      <text:p text:style-name="P2">[ <text:s text:c="3"/>0.128129] pci 0000:00:1c.0: <text:s text:c="2"/>bridge window [mem 0xdf200000-0xdf3fffff]</text:p>
      <text:p text:style-name="P2">[ <text:s text:c="3"/>0.128131] pci 0000:00:1c.0: <text:s text:c="2"/>bridge window [mem 0xdf400000-0xdf5fffff 64bit pref]</text:p>
      <text:p text:style-name="P2">[ <text:s text:c="3"/>0.128135] pci 0000:00:1c.5: PCI bridge to [bus 02]</text:p>
      <text:p text:style-name="P2">[ <text:s text:c="3"/>0.128137] pci 0000:00:1c.5: <text:s text:c="2"/>bridge window [io <text:s/>0xe000-0xefff]</text:p>
      <text:p text:style-name="P2">[ <text:s text:c="3"/>0.128140] pci 0000:00:1c.5: <text:s text:c="2"/>bridge window [mem 0xf7c00000-0xf7cfffff]</text:p>
      <text:p text:style-name="P2">[ <text:s text:c="3"/>0.128142] pci 0000:00:1c.5: <text:s text:c="2"/>bridge window [mem 0xf0000000-0xf00fffff 64bit pref]</text:p>
      <text:p text:style-name="P2">[ <text:s text:c="3"/>0.128147] pci_bus 0000:00: resource 4 [io <text:s/>0x0000-0x0cf7 window]</text:p>
      <text:p text:style-name="P2">[ <text:s text:c="3"/>0.128148] pci_bus 0000:00: resource 5 [io <text:s/>0x0d00-0xffff window]</text:p>
      <text:p text:style-name="P2">[ <text:s text:c="3"/>0.128149] pci_bus 0000:00: resource 6 [mem 0x000a0000-0x000bffff window]</text:p>
      <text:p text:style-name="P2">[ <text:s text:c="3"/>0.128149] pci_bus 0000:00: resource 7 [mem 0x000d0000-0x000d3fff window]</text:p>
      <text:p text:style-name="P2">[ <text:s text:c="3"/>0.128150] pci_bus 0000:00: resource 8 [mem 0x000d4000-0x000d7fff window]</text:p>
      <text:p text:style-name="P2">[ <text:s text:c="3"/>0.128151] pci_bus 0000:00: resource 9 [mem 0x000d8000-0x000dbfff window]</text:p>
      <text:p text:style-name="P2">[ <text:s text:c="3"/>0.128152] pci_bus 0000:00: resource 10 [mem 0x000dc000-0x000dffff window]</text:p>
      <text:p text:style-name="P2">[ <text:s text:c="3"/>0.128153] pci_bus 0000:00: resource 11 [mem 0x000e0000-0x000e3fff window]</text:p>
      <text:p text:style-name="P2">[ <text:s text:c="3"/>0.128154] pci_bus 0000:00: resource 12 [mem 0x000e4000-0x000e7fff window]</text:p>
      <text:p text:style-name="P2">[ <text:s text:c="3"/>0.128155] pci_bus 0000:00: resource 13 [mem 0xdf200000-0xfeafffff window]</text:p>
      <text:p text:style-name="P2">[ <text:s text:c="3"/>0.128156] pci_bus 0000:01: resource 0 [io <text:s/>0x2000-0x2fff]</text:p>
      <text:p text:style-name="P2">[ <text:s text:c="3"/>0.128157] pci_bus 0000:01: resource 1 [mem 0xdf200000-0xdf3fffff]</text:p>
      <text:p text:style-name="P2">[ <text:s text:c="3"/>0.128158] pci_bus 0000:01: resource 2 [mem 0xdf400000-0xdf5fffff 64bit pref]</text:p>
      <text:p text:style-name="P2">[ <text:s text:c="3"/>0.128159] pci_bus 0000:02: resource 0 [io <text:s/>0xe000-0xefff]</text:p>
      <text:p text:style-name="P2">[ <text:s text:c="3"/>0.128160] pci_bus 0000:02: resource 1 [mem 0xf7c00000-0xf7cfffff]</text:p>
      <text:p text:style-name="P2">[ <text:s text:c="3"/>0.128160] pci_bus 0000:02: resource 2 [mem 0xf0000000-0xf00fffff 64bit pref]</text:p>
      <text:p text:style-name="P2">[ <text:s text:c="3"/>0.128183] NET: Registered protocol family 2</text:p>
      <text:p text:style-name="P2">[ <text:s text:c="3"/>0.128293] TCP established hash table entries: 32768 (order: 6, 262144 bytes)</text:p>
      <text:p text:style-name="P2">[ <text:s text:c="3"/>0.128357] TCP bind hash table entries: 32768 (order: 7, 524288 bytes)</text:p>
      <text:p text:style-name="P2">[ <text:s text:c="3"/>0.128447] TCP: Hash tables configured (established 32768 bind 32768)</text:p>
      <text:p text:style-name="P2">[ <text:s text:c="3"/>0.128464] UDP hash table entries: 2048 (order: 4, 65536 bytes)</text:p>
      <text:p text:style-name="P2">[ <text:s text:c="3"/>0.128478] UDP-Lite hash table entries: 2048 (order: 4, 65536 bytes)</text:p>
      <text:p text:style-name="P2">[ <text:s text:c="3"/>0.128513] NET: Registered protocol family 1</text:p>
      <text:p text:style-name="P2">[ <text:s text:c="3"/>0.128521] pci 0000:00:02.0: Video device with shadowed ROM</text:p>
      <text:p text:style-name="P2">[ <text:s text:c="3"/>0.165626] PCI: CLS 64 bytes, default 64</text:p>
      <text:p text:style-name="P2">[ <text:s text:c="3"/>0.165667] Trying to unpack rootfs image as initramfs...</text:p>
      <text:p text:style-name="P2">[ <text:s text:c="3"/>0.356111] Freeing initrd memory: 19432K (ffff8800359fc000 - ffff880036cf6000)</text:p>
      <text:p text:style-name="P2">[ <text:s text:c="3"/>0.356122] PCI-DMA: Using software bounce buffering for IO (SWIOTLB)</text:p>
      <text:p text:style-name="P2">[ <text:s text:c="3"/>0.356124] software IO TLB [mem 0xd43bf000-0xd83bf000] (64MB) mapped at [ffff8800d43bf000-ffff8800d83befff]</text:p>
      <text:p text:style-name="P2">[ <text:s text:c="3"/>0.356178] RAPL PMU detected, API unit is 2^-32 Joules, 4 fixed counters 655360 ms ovfl timer</text:p>
      <text:p text:style-name="P2"><text:soft-page-break/>[ <text:s text:c="3"/>0.356179] hw unit of domain pp0-core 2^-14 Joules</text:p>
      <text:p text:style-name="P2">[ <text:s text:c="3"/>0.356179] hw unit of domain package 2^-14 Joules</text:p>
      <text:p text:style-name="P2">[ <text:s text:c="3"/>0.356180] hw unit of domain dram 2^-14 Joules</text:p>
      <text:p text:style-name="P2">[ <text:s text:c="3"/>0.356180] hw unit of domain pp1-gpu 2^-14 Joules</text:p>
      <text:p text:style-name="P2">[ <text:s text:c="3"/>0.356271] microcode: CPU0 sig=0x306c3, pf=0x2, revision=0x17</text:p>
      <text:p text:style-name="P2">[ <text:s text:c="3"/>0.356277] microcode: CPU1 sig=0x306c3, pf=0x2, revision=0x17</text:p>
      <text:p text:style-name="P2">[ <text:s text:c="3"/>0.356280] microcode: CPU2 sig=0x306c3, pf=0x2, revision=0x17</text:p>
      <text:p text:style-name="P2">[ <text:s text:c="3"/>0.356284] microcode: CPU3 sig=0x306c3, pf=0x2, revision=0x17</text:p>
      <text:p text:style-name="P2">[ <text:s text:c="3"/>0.356324] microcode: Microcode Update Driver: v2.00 &lt;tigran@aivazian.fsnet.co.uk&gt;, Peter Oruba</text:p>
      <text:p text:style-name="P2">[ <text:s text:c="3"/>0.356373] Scanning for low memory corruption every 60 seconds</text:p>
      <text:p text:style-name="P2">[ <text:s text:c="3"/>0.356576] futex hash table entries: 1024 (order: 4, 65536 bytes)</text:p>
      <text:p text:style-name="P2">[ <text:s text:c="3"/>0.356594] Initialise system trusted keyring</text:p>
      <text:p text:style-name="P2">[ <text:s text:c="3"/>0.356609] audit: initializing netlink subsys (disabled)</text:p>
      <text:p text:style-name="P2">[ <text:s text:c="3"/>0.356624] audit: type=2000 audit(1517992804.352:1): initialized</text:p>
      <text:p text:style-name="P2">[ <text:s text:c="3"/>0.356863] HugeTLB registered 1 GB page size, pre-allocated 0 pages</text:p>
      <text:p text:style-name="P2">[ <text:s text:c="3"/>0.356864] HugeTLB registered 2 MB page size, pre-allocated 0 pages</text:p>
      <text:p text:style-name="P2">[ <text:s text:c="3"/>0.357793] zpool: loaded</text:p>
      <text:p text:style-name="P2">[ <text:s text:c="3"/>0.357795] zbud: loaded</text:p>
      <text:p text:style-name="P2">[ <text:s text:c="3"/>0.357912] VFS: Disk quotas dquot_6.6.0</text:p>
      <text:p text:style-name="P2">[ <text:s text:c="3"/>0.357932] VFS: Dquot-cache hash table entries: 512 (order 0, 4096 bytes)</text:p>
      <text:p text:style-name="P2">[ <text:s text:c="3"/>0.358217] fuse init (API version 7.23)</text:p>
      <text:p text:style-name="P2">[ <text:s text:c="3"/>0.358299] Key type big_key registered</text:p>
      <text:p text:style-name="P2">[ <text:s text:c="3"/>0.358520] Key type asymmetric registered</text:p>
      <text:p text:style-name="P2">[ <text:s text:c="3"/>0.358522] Asymmetric key parser 'x509' registered</text:p>
      <text:p text:style-name="P2">[ <text:s text:c="3"/>0.358532] Block layer SCSI generic (bsg) driver version 0.4 loaded (major 249)</text:p>
      <text:p text:style-name="P2">[ <text:s text:c="3"/>0.358555] io scheduler noop registered</text:p>
      <text:p text:style-name="P2">[ <text:s text:c="3"/>0.358557] io scheduler deadline registered (default)</text:p>
      <text:p text:style-name="P2">[ <text:s text:c="3"/>0.358576] io scheduler cfq registered</text:p>
      <text:p text:style-name="P2">[ <text:s text:c="3"/>0.358852] pcieport 0000:00:1c.0: Signaling PME through PCIe PME interrupt</text:p>
      <text:p text:style-name="P2">[ <text:s text:c="3"/>0.358855] pcie_pme 0000:00:1c.0:pcie01: service driver pcie_pme loaded</text:p>
      <text:p text:style-name="P2">[ <text:s text:c="3"/>0.358868] pcieport 0000:00:1c.5: Signaling PME through PCIe PME interrupt</text:p>
      <text:p text:style-name="P2">[ <text:s text:c="3"/>0.358869] pci 0000:02:00.0: Signaling PME through PCIe PME interrupt</text:p>
      <text:p text:style-name="P2">[ <text:s text:c="3"/>0.358872] pcie_pme 0000:00:1c.5:pcie01: service driver pcie_pme loaded</text:p>
      <text:p text:style-name="P2">[ <text:s text:c="3"/>0.358875] pci_hotplug: PCI Hot Plug PCI Core version: 0.5</text:p>
      <text:p text:style-name="P2">[ <text:s text:c="3"/>0.358882] pciehp 0000:00:1c.0:pcie04: Slot #0 AttnBtn- PwrCtrl- MRL- AttnInd- PwrInd- HotPlug+ Surprise+ Interlock- NoCompl+ LLActRep+</text:p>
      <text:p text:style-name="P2">[ <text:s text:c="3"/>0.358899] pciehp 0000:00:1c.0:pcie04: service driver pciehp loaded</text:p>
      <text:p text:style-name="P2">[ <text:s text:c="3"/>0.358901] pciehp: PCI Express Hot Plug Controller Driver version: 0.4</text:p>
      <text:p text:style-name="P2">[ <text:s text:c="3"/>0.358918] vesafb: mode is 1366x768x32, linelength=5504, pages=0</text:p>
      <text:p text:style-name="P2">[ <text:s text:c="3"/>0.358919] vesafb: scrolling: redraw</text:p>
      <text:p text:style-name="P2">[ <text:s text:c="3"/>0.358920] vesafb: Truecolor: size=8:8:8:8, shift=24:16:8:0</text:p>
      <text:p text:style-name="P2">[ <text:s text:c="3"/>0.358926] vesafb: framebuffer at 0xe0000000, mapped to 0xffffc90000800000, using 4160k, total 4160k</text:p>
      <text:p text:style-name="P2">[ <text:s text:c="3"/>0.358982] Console: switching to colour frame buffer device 170x48</text:p>
      <text:p text:style-name="P2">[ <text:s text:c="3"/>0.358991] fb0: VESA VGA frame buffer device</text:p>
      <text:p text:style-name="P2">[ <text:s text:c="3"/>0.359001] intel_idle: MWAIT substates: 0x42120</text:p>
      <text:p text:style-name="P2">[ <text:s text:c="3"/>0.359001] intel_idle: v0.4 model 0x3C</text:p>
      <text:p text:style-name="P2">[ <text:s text:c="3"/>0.359002] intel_idle: lapic_timer_reliable_states 0xffffffff</text:p>
      <text:p text:style-name="P2">[ <text:s text:c="3"/>0.359152] input: Power Button as /devices/LNXSYSTM:00/LNXSYBUS:00/PNP0C0C:00/input/input0</text:p>
      <text:p text:style-name="P2">[ <text:s text:c="3"/>0.359155] ACPI: Power Button [PWRB]</text:p>
      <text:p text:style-name="P2"><text:soft-page-break/>[ <text:s text:c="3"/>0.359177] input: Power Button as /devices/LNXSYSTM:00/LNXPWRBN:00/input/input1</text:p>
      <text:p text:style-name="P2">[ <text:s text:c="3"/>0.359178] ACPI: Power Button [PWRF]</text:p>
      <text:p text:style-name="P2">[ <text:s text:c="3"/>0.359616] thermal LNXTHERM:00: registered as thermal_zone0</text:p>
      <text:p text:style-name="P2">[ <text:s text:c="3"/>0.359617] ACPI: Thermal Zone [TZ00] (28 C)</text:p>
      <text:p text:style-name="P2">[ <text:s text:c="3"/>0.359738] thermal LNXTHERM:01: registered as thermal_zone1</text:p>
      <text:p text:style-name="P2">[ <text:s text:c="3"/>0.359739] ACPI: Thermal Zone [TZ01] (30 C)</text:p>
      <text:p text:style-name="P2">[ <text:s text:c="3"/>0.359760] GHES: HEST is not enabled!</text:p>
      <text:p text:style-name="P2">[ <text:s text:c="3"/>0.359827] Serial: 8250/16550 driver, 32 ports, IRQ sharing enabled</text:p>
      <text:p text:style-name="P2">[ <text:s text:c="3"/>0.380172] 00:07: ttyS0 at I/O 0x3f8 (irq = 4, base_baud = 115200) is a 16550A</text:p>
      <text:p text:style-name="P2">[ <text:s text:c="3"/>0.381200] Linux agpgart interface v0.103</text:p>
      <text:p text:style-name="P2">[ <text:s text:c="3"/>0.382459] brd: module loaded</text:p>
      <text:p text:style-name="P2">[ <text:s text:c="3"/>0.382978] loop: module loaded</text:p>
      <text:p text:style-name="P2">[ <text:s text:c="3"/>0.383069] ata_piix 0000:00:1f.2: version 2.13</text:p>
      <text:p text:style-name="P2">[ <text:s text:c="3"/>0.383121] ata_piix 0000:00:1f.2: MAP [ P0 P2 P1 P3 ]</text:p>
      <text:p text:style-name="P2">[ <text:s text:c="3"/>0.537518] scsi host0: ata_piix</text:p>
      <text:p text:style-name="P2">[ <text:s text:c="3"/>0.537595] scsi host1: ata_piix</text:p>
      <text:p text:style-name="P2">[ <text:s text:c="3"/>0.537618] ata1: SATA max UDMA/133 cmd 0xf110 ctl 0xf100 bmdma 0xf0d0 irq 19</text:p>
      <text:p text:style-name="P2">[ <text:s text:c="3"/>0.537621] ata2: SATA max UDMA/133 cmd 0xf0f0 ctl 0xf0e0 bmdma 0xf0d8 irq 19</text:p>
      <text:p text:style-name="P2">[ <text:s text:c="3"/>0.537676] ata_piix 0000:00:1f.5: MAP [ P0 -- P1 -- ]</text:p>
      <text:p text:style-name="P2">[ <text:s text:c="3"/>0.537855] scsi host2: ata_piix</text:p>
      <text:p text:style-name="P2">[ <text:s text:c="3"/>0.537914] scsi host3: ata_piix</text:p>
      <text:p text:style-name="P2">[ <text:s text:c="3"/>0.537935] ata3: SATA max UDMA/133 cmd 0xf0b0 ctl 0xf0a0 bmdma 0xf070 irq 19</text:p>
      <text:p text:style-name="P2">[ <text:s text:c="3"/>0.537937] ata4: SATA max UDMA/133 cmd 0xf090 ctl 0xf080 bmdma 0xf078 irq 19</text:p>
      <text:p text:style-name="P2">[ <text:s text:c="3"/>0.537995] libphy: Fixed MDIO Bus: probed</text:p>
      <text:p text:style-name="P2">[ <text:s text:c="3"/>0.537997] tun: Universal TUN/TAP device driver, 1.6</text:p>
      <text:p text:style-name="P2">[ <text:s text:c="3"/>0.537998] tun: (C) 1999-2004 Max Krasnyansky &lt;maxk@qualcomm.com&gt;</text:p>
      <text:p text:style-name="P2">[ <text:s text:c="3"/>0.538036] PPP generic driver version 2.4.2</text:p>
      <text:p text:style-name="P2">[ <text:s text:c="3"/>0.538133] xhci_hcd 0000:00:14.0: xHCI Host Controller</text:p>
      <text:p text:style-name="P2">[ <text:s text:c="3"/>0.538137] xhci_hcd 0000:00:14.0: new USB bus registered, assigned bus number 1</text:p>
      <text:p text:style-name="P2">[ <text:s text:c="3"/>0.539188] xhci_hcd 0000:00:14.0: hcc params 0x200077c1 hci version 0x100 quirks 0x00009810</text:p>
      <text:p text:style-name="P2">[ <text:s text:c="3"/>0.539192] xhci_hcd 0000:00:14.0: cache line size of 64 is not supported</text:p>
      <text:p text:style-name="P2">[ <text:s text:c="3"/>0.539245] usb usb1: New USB device found, idVendor=1d6b, idProduct=0002</text:p>
      <text:p text:style-name="P2">[ <text:s text:c="3"/>0.539246] usb usb1: New USB device strings: Mfr=3, Product=2, SerialNumber=1</text:p>
      <text:p text:style-name="P2">[ <text:s text:c="3"/>0.539247] usb usb1: Product: xHCI Host Controller</text:p>
      <text:p text:style-name="P2">[ <text:s text:c="3"/>0.539248] usb usb1: Manufacturer: Linux 4.2.0-34-generic xhci-hcd</text:p>
      <text:p text:style-name="P2">[ <text:s text:c="3"/>0.539248] usb usb1: SerialNumber: 0000:00:14.0</text:p>
      <text:p text:style-name="P2">[ <text:s text:c="3"/>0.539321] hub 1-0:1.0: USB hub found</text:p>
      <text:p text:style-name="P2">[ <text:s text:c="3"/>0.539329] hub 1-0:1.0: 10 ports detected</text:p>
      <text:p text:style-name="P2">[ <text:s text:c="3"/>0.540702] xhci_hcd 0000:00:14.0: xHCI Host Controller</text:p>
      <text:p text:style-name="P2">[ <text:s text:c="3"/>0.540704] xhci_hcd 0000:00:14.0: new USB bus registered, assigned bus number 2</text:p>
      <text:p text:style-name="P2">[ <text:s text:c="3"/>0.540721] usb usb2: New USB device found, idVendor=1d6b, idProduct=0003</text:p>
      <text:p text:style-name="P2">[ <text:s text:c="3"/>0.540722] usb usb2: New USB device strings: Mfr=3, Product=2, SerialNumber=1</text:p>
      <text:p text:style-name="P2">[ <text:s text:c="3"/>0.540722] usb usb2: Product: xHCI Host Controller</text:p>
      <text:p text:style-name="P2">[ <text:s text:c="3"/>0.540723] usb usb2: Manufacturer: Linux 4.2.0-34-generic xhci-hcd</text:p>
      <text:p text:style-name="P2">[ <text:s text:c="3"/>0.540724] usb usb2: SerialNumber: 0000:00:14.0</text:p>
      <text:p text:style-name="P2">[ <text:s text:c="3"/>0.540785] hub 2-0:1.0: USB hub found</text:p>
      <text:p text:style-name="P2">[ <text:s text:c="3"/>0.540789] hub 2-0:1.0: 2 ports detected</text:p>
      <text:p text:style-name="P2">[ <text:s text:c="3"/>0.541018] ehci_hcd: USB 2.0 'Enhanced' Host Controller (EHCI) Driver</text:p>
      <text:p text:style-name="P2">[ <text:s text:c="3"/>0.541022] ehci-pci: EHCI PCI platform driver</text:p>
      <text:p text:style-name="P2">[ <text:s text:c="3"/>0.541072] ehci-pci 0000:00:1a.0: EHCI Host Controller</text:p>
      <text:p text:style-name="P2">[ <text:s text:c="3"/>0.541075] ehci-pci 0000:00:1a.0: new USB bus registered, assigned bus number 3</text:p>
      <text:p text:style-name="P2"><text:soft-page-break/>[ <text:s text:c="3"/>0.541083] ehci-pci 0000:00:1a.0: debug port 2</text:p>
      <text:p text:style-name="P2">[ <text:s text:c="3"/>0.544969] ehci-pci 0000:00:1a.0: cache line size of 64 is not supported</text:p>
      <text:p text:style-name="P2">[ <text:s text:c="3"/>0.544976] ehci-pci 0000:00:1a.0: irq 16, io mem 0xf7d1b000</text:p>
      <text:p text:style-name="P2">[ <text:s text:c="3"/>0.553241] ehci-pci 0000:00:1a.0: USB 2.0 started, EHCI 1.00</text:p>
      <text:p text:style-name="P2">[ <text:s text:c="3"/>0.553261] usb usb3: New USB device found, idVendor=1d6b, idProduct=0002</text:p>
      <text:p text:style-name="P2">[ <text:s text:c="3"/>0.553262] usb usb3: New USB device strings: Mfr=3, Product=2, SerialNumber=1</text:p>
      <text:p text:style-name="P2">[ <text:s text:c="3"/>0.553263] usb usb3: Product: EHCI Host Controller</text:p>
      <text:p text:style-name="P2">[ <text:s text:c="3"/>0.553264] usb usb3: Manufacturer: Linux 4.2.0-34-generic ehci_hcd</text:p>
      <text:p text:style-name="P2">[ <text:s text:c="3"/>0.553265] usb usb3: SerialNumber: 0000:00:1a.0</text:p>
      <text:p text:style-name="P2">[ <text:s text:c="3"/>0.553332] hub 3-0:1.0: USB hub found</text:p>
      <text:p text:style-name="P2">[ <text:s text:c="3"/>0.553335] hub 3-0:1.0: 2 ports detected</text:p>
      <text:p text:style-name="P2">[ <text:s text:c="3"/>0.553442] ehci-pci 0000:00:1d.0: EHCI Host Controller</text:p>
      <text:p text:style-name="P2">[ <text:s text:c="3"/>0.553445] ehci-pci 0000:00:1d.0: new USB bus registered, assigned bus number 4</text:p>
      <text:p text:style-name="P2">[ <text:s text:c="3"/>0.553452] ehci-pci 0000:00:1d.0: debug port 2</text:p>
      <text:p text:style-name="P2">[ <text:s text:c="3"/>0.557349] ehci-pci 0000:00:1d.0: cache line size of 64 is not supported</text:p>
      <text:p text:style-name="P2">[ <text:s text:c="3"/>0.557354] ehci-pci 0000:00:1d.0: irq 23, io mem 0xf7d1a000</text:p>
      <text:p text:style-name="P2">[ <text:s text:c="3"/>0.569227] ehci-pci 0000:00:1d.0: USB 2.0 started, EHCI 1.00</text:p>
      <text:p text:style-name="P2">[ <text:s text:c="3"/>0.569247] usb usb4: New USB device found, idVendor=1d6b, idProduct=0002</text:p>
      <text:p text:style-name="P2">[ <text:s text:c="3"/>0.569248] usb usb4: New USB device strings: Mfr=3, Product=2, SerialNumber=1</text:p>
      <text:p text:style-name="P2">[ <text:s text:c="3"/>0.569249] usb usb4: Product: EHCI Host Controller</text:p>
      <text:p text:style-name="P2">[ <text:s text:c="3"/>0.569250] usb usb4: Manufacturer: Linux 4.2.0-34-generic ehci_hcd</text:p>
      <text:p text:style-name="P2">[ <text:s text:c="3"/>0.569251] usb usb4: SerialNumber: 0000:00:1d.0</text:p>
      <text:p text:style-name="P2">[ <text:s text:c="3"/>0.569315] hub 4-0:1.0: USB hub found</text:p>
      <text:p text:style-name="P2">[ <text:s text:c="3"/>0.569318] hub 4-0:1.0: 2 ports detected</text:p>
      <text:p text:style-name="P2">[ <text:s text:c="3"/>0.569382] ehci-platform: EHCI generic platform driver</text:p>
      <text:p text:style-name="P2">[ <text:s text:c="3"/>0.569389] ohci_hcd: USB 1.1 'Open' Host Controller (OHCI) Driver</text:p>
      <text:p text:style-name="P2">[ <text:s text:c="3"/>0.569392] ohci-pci: OHCI PCI platform driver</text:p>
      <text:p text:style-name="P2">[ <text:s text:c="3"/>0.569399] ohci-platform: OHCI generic platform driver</text:p>
      <text:p text:style-name="P2">[ <text:s text:c="3"/>0.569405] uhci_hcd: USB Universal Host Controller Interface driver</text:p>
      <text:p text:style-name="P2">[ <text:s text:c="3"/>0.569443] i8042: PNP: PS/2 Controller [PNP0303:PS2K,PNP0f03:PS2M] at 0x60,0x64 irq 1,12</text:p>
      <text:p text:style-name="P2">[ <text:s text:c="3"/>0.569777] serio: i8042 KBD port at 0x60,0x64 irq 1</text:p>
      <text:p text:style-name="P2">[ <text:s text:c="3"/>0.569780] serio: i8042 AUX port at 0x60,0x64 irq 12</text:p>
      <text:p text:style-name="P2">[ <text:s text:c="3"/>0.569865] mousedev: PS/2 mouse device common for all mice</text:p>
      <text:p text:style-name="P2">[ <text:s text:c="3"/>0.569962] rtc_cmos 00:02: RTC can wake from S4</text:p>
      <text:p text:style-name="P2">[ <text:s text:c="3"/>0.570059] rtc_cmos 00:02: rtc core: registered rtc_cmos as rtc0</text:p>
      <text:p text:style-name="P2">[ <text:s text:c="3"/>0.570078] rtc_cmos 00:02: alarms up to one month, y3k, 242 bytes nvram, hpet irqs</text:p>
      <text:p text:style-name="P2">[ <text:s text:c="3"/>0.570083] i2c /dev entries driver</text:p>
      <text:p text:style-name="P2">[ <text:s text:c="3"/>0.570128] device-mapper: uevent: version 1.0.3</text:p>
      <text:p text:style-name="P2">[ <text:s text:c="3"/>0.570170] device-mapper: ioctl: 4.33.0-ioctl (2015-8-18) initialised: dm-devel@redhat.com</text:p>
      <text:p text:style-name="P2">[ <text:s text:c="3"/>0.570179] Intel P-state driver initializing.</text:p>
      <text:p text:style-name="P2">[ <text:s text:c="3"/>0.570300] ledtrig-cpu: registered to indicate activity on CPUs</text:p>
      <text:p text:style-name="P2">[ <text:s text:c="3"/>0.570647] PCCT header not found.</text:p>
      <text:p text:style-name="P2">[ <text:s text:c="3"/>0.571197] NET: Registered protocol family 10</text:p>
      <text:p text:style-name="P2">[ <text:s text:c="3"/>0.571639] NET: Registered protocol family 17</text:p>
      <text:p text:style-name="P2">[ <text:s text:c="3"/>0.571664] Key type dns_resolver registered</text:p>
      <text:p text:style-name="P2">[ <text:s text:c="3"/>0.572861] Loading compiled-in X.509 certificates</text:p>
      <text:p text:style-name="P2">[ <text:s text:c="3"/>0.575076] Loaded X.509 cert 'Build time autogenerated kernel key: d4accbbd312ba9df317537b8f58703496ce2e7c8'</text:p>
      <text:p text:style-name="P2">[ <text:s text:c="3"/>0.575113] registered taskstats version 1</text:p>
      <text:p text:style-name="P2">[ <text:s text:c="3"/>0.575171] zswap: loading zswap</text:p>
      <text:p text:style-name="P2">[ <text:s text:c="3"/>0.575176] zswap: using zbud pool</text:p>
      <text:p text:style-name="P2">[ <text:s text:c="3"/>0.575189] zswap: using lzo compressor</text:p>
      <text:p text:style-name="P2"><text:soft-page-break/>[ <text:s text:c="3"/>0.577811] Key type trusted registered</text:p>
      <text:p text:style-name="P2">[ <text:s text:c="3"/>0.579554] Key type encrypted registered</text:p>
      <text:p text:style-name="P2">[ <text:s text:c="3"/>0.579559] AppArmor: AppArmor sha1 policy hashing enabled</text:p>
      <text:p text:style-name="P2">[ <text:s text:c="3"/>0.579562] ima: No TPM chip found, activating TPM-bypass!</text:p>
      <text:p text:style-name="P2">[ <text:s text:c="3"/>0.579578] evm: HMAC attrs: 0x1</text:p>
      <text:p text:style-name="P2">[ <text:s text:c="3"/>0.579821] <text:s text:c="2"/>Magic number: 6:479:674</text:p>
      <text:p text:style-name="P2">[ <text:s text:c="3"/>0.579919] rtc_cmos 00:02: setting system clock to 2018-02-07 08:40:05 UTC (1517992805)</text:p>
      <text:p text:style-name="P2">[ <text:s text:c="3"/>0.579964] BIOS EDD facility v0.16 2004-Jun-25, 0 devices found</text:p>
      <text:p text:style-name="P2">[ <text:s text:c="3"/>0.579964] EDD information not available.</text:p>
      <text:p text:style-name="P2">[ <text:s text:c="3"/>0.580014] PM: Hibernation image not present or could not be loaded.</text:p>
      <text:p text:style-name="P2">[ <text:s text:c="3"/>0.594367] input: AT Translated Set 2 keyboard as /devices/platform/i8042/serio0/input/input2</text:p>
      <text:p text:style-name="P2">[ <text:s text:c="3"/>0.864986] usb 3-1: new high-speed USB device number 2 using ehci-pci</text:p>
      <text:p text:style-name="P2">[ <text:s text:c="3"/>0.867570] ata3: SATA link down (SStatus 0 SControl 300)</text:p>
      <text:p text:style-name="P2">[ <text:s text:c="3"/>0.878116] ata4: SATA link down (SStatus 0 SControl 300)</text:p>
      <text:p text:style-name="P2">[ <text:s text:c="3"/>0.881006] usb 4-1: new high-speed USB device number 2 using ehci-pci</text:p>
      <text:p text:style-name="P2">[ <text:s text:c="3"/>0.997300] usb 3-1: New USB device found, idVendor=8087, idProduct=8008</text:p>
      <text:p text:style-name="P2">[ <text:s text:c="3"/>0.997302] usb 3-1: New USB device strings: Mfr=0, Product=0, SerialNumber=0</text:p>
      <text:p text:style-name="P2">[ <text:s text:c="3"/>0.997585] hub 3-1:1.0: USB hub found</text:p>
      <text:p text:style-name="P2">[ <text:s text:c="3"/>0.997659] hub 3-1:1.0: 4 ports detected</text:p>
      <text:p text:style-name="P2">[ <text:s text:c="3"/>1.013287] usb 4-1: New USB device found, idVendor=8087, idProduct=8000</text:p>
      <text:p text:style-name="P2">[ <text:s text:c="3"/>1.013289] usb 4-1: New USB device strings: Mfr=0, Product=0, SerialNumber=0</text:p>
      <text:p text:style-name="P2">[ <text:s text:c="3"/>1.013572] hub 4-1:1.0: USB hub found</text:p>
      <text:p text:style-name="P2">[ <text:s text:c="3"/>1.013648] hub 4-1:1.0: 6 ports detected</text:p>
      <text:p text:style-name="P2">[ <text:s text:c="3"/>1.352595] tsc: Refined TSC clocksource calibration: 3491.915 MHz</text:p>
      <text:p text:style-name="P2">[ <text:s text:c="3"/>1.352598] clocksource: tsc: mask: 0xffffffffffffffff max_cycles: 0x32557b87bec, max_idle_ns: 440795348858 ns</text:p>
      <text:p text:style-name="P2">[ <text:s text:c="3"/>1.884167] ata2.01: failed to resume link (SControl 0)</text:p>
      <text:p text:style-name="P2">[ <text:s text:c="3"/>1.894705] ata2.00: SATA link down (SStatus 0 SControl 300)</text:p>
      <text:p text:style-name="P2">[ <text:s text:c="3"/>1.894718] ata2.01: SATA link down (SStatus 0 SControl 0)</text:p>
      <text:p text:style-name="P2">[ <text:s text:c="3"/>1.894733] ata1.01: failed to resume link (SControl 0)</text:p>
      <text:p text:style-name="P2">[ <text:s text:c="3"/>2.048072] ata1.00: SATA link up 6.0 Gbps (SStatus 133 SControl 300)</text:p>
      <text:p text:style-name="P2">[ <text:s text:c="3"/>2.048082] ata1.01: SATA link down (SStatus 0 SControl 0)</text:p>
      <text:p text:style-name="P2">[ <text:s text:c="3"/>2.056378] ata1.00: ATA-8: WDC WD5000AAKX-22ERMA0, 17.01H17, max UDMA/133</text:p>
      <text:p text:style-name="P2">[ <text:s text:c="3"/>2.056380] ata1.00: 976773168 sectors, multi 16: LBA48 NCQ (depth 0/32)</text:p>
      <text:p text:style-name="P2">[ <text:s text:c="3"/>2.072365] ata1.00: configured for UDMA/133</text:p>
      <text:p text:style-name="P2">[ <text:s text:c="3"/>2.072503] scsi 0:0:0:0: Direct-Access <text:s text:c="4"/>ATA <text:s text:c="5"/>WDC WD5000AAKX-2 1H17 PQ: 0 ANSI: 5</text:p>
      <text:p text:style-name="P2">[ <text:s text:c="3"/>2.072757] sd 0:0:0:0: [sda] 976773168 512-byte logical blocks: (500 GB/465 GiB)</text:p>
      <text:p text:style-name="P2">[ <text:s text:c="3"/>2.072764] sd 0:0:0:0: Attached scsi generic sg0 type 0</text:p>
      <text:p text:style-name="P2">[ <text:s text:c="3"/>2.072818] sd 0:0:0:0: [sda] Write Protect is off</text:p>
      <text:p text:style-name="P2">[ <text:s text:c="3"/>2.072820] sd 0:0:0:0: [sda] Mode Sense: 00 3a 00 00</text:p>
      <text:p text:style-name="P2">[ <text:s text:c="3"/>2.072892] sd 0:0:0:0: [sda] Write cache: enabled, read cache: enabled, doesn't support DPO or FUA</text:p>
      <text:p text:style-name="P2">[ <text:s text:c="3"/>2.094219] <text:s/>sda: sda1 sda2 &lt; sda5 sda6 &gt;</text:p>
      <text:p text:style-name="P2">[ <text:s text:c="3"/>2.094458] sd 0:0:0:0: [sda] Attached SCSI disk</text:p>
      <text:p text:style-name="P2">[ <text:s text:c="3"/>2.094623] Freeing unused kernel memory: 1468K (ffffffff81d38000 - ffffffff81ea7000)</text:p>
      <text:p text:style-name="P2">[ <text:s text:c="3"/>2.094625] Write protecting the kernel read-only data: 12288k</text:p>
      <text:p text:style-name="P2">[ <text:s text:c="3"/>2.094737] Freeing unused kernel memory: 236K (ffff8800017c5000 - ffff880001800000)</text:p>
      <text:p text:style-name="P2">[ <text:s text:c="3"/>2.094791] Freeing unused kernel memory: 280K (ffff880001bba000 - ffff880001c00000)</text:p>
      <text:p text:style-name="P2">[ <text:s text:c="3"/>2.100978] systemd-udevd[135]: starting version 204</text:p>
      <text:p text:style-name="P2">[ <text:s text:c="3"/>2.117425] r8169 Gigabit Ethernet driver 2.3LK-NAPI loaded</text:p>
      <text:p text:style-name="P2">[ <text:s text:c="3"/>2.125026] r8169 0000:02:00.0 eth0: RTL8168g/8111g at 0xffffc90000768000, c0:3f:d5:4d:89:98, XID 0c000800 IRQ 27</text:p>
      <text:p text:style-name="P2"><text:soft-page-break/>[ <text:s text:c="3"/>2.125029] r8169 0000:02:00.0 eth0: jumbo features [frames: 9200 bytes, tx checksumming: ko]</text:p>
      <text:p text:style-name="P2">[ <text:s text:c="3"/>2.351819] clocksource: Switched to clocksource tsc</text:p>
      <text:p text:style-name="P2">[ <text:s text:c="3"/>2.457795] EXT4-fs (sda1): mounted filesystem with ordered data mode. Opts: (null)</text:p>
      <text:p text:style-name="P2">[ <text:s text:c="3"/>2.904741] random: init urandom read with 77 bits of entropy available</text:p>
      <text:p text:style-name="P2">[ <text:s text:c="3"/>3.273242] input: ImPS/2 Generic Wheel Mouse as /devices/platform/i8042/serio1/input/input4</text:p>
      <text:p text:style-name="P2">[ <text:s text:c="3"/>4.063546] random: nonblocking pool is initialized</text:p>
      <text:p text:style-name="P2">[ <text:s text:c="3"/>7.464708] Adding 3998716k swap on /dev/sda5. <text:s/>Priority:-1 extents:1 across:3998716k FS</text:p>
      <text:p text:style-name="P2">[ <text:s text:c="3"/>7.540043] systemd-udevd[305]: starting version 204</text:p>
      <text:p text:style-name="P2">[ <text:s text:c="3"/>7.619317] lp: driver loaded but no devices found</text:p>
      <text:p text:style-name="P2">[ <text:s text:c="3"/>7.622674] wmi: Mapper loaded</text:p>
      <text:p text:style-name="P2">[ <text:s text:c="3"/>7.628052] ppdev: user-space parallel port driver</text:p>
      <text:p text:style-name="P2">[ <text:s text:c="3"/>7.649463] [drm] Initialized drm 1.1.0 20060810</text:p>
      <text:p text:style-name="P2">[ <text:s text:c="3"/>7.665954] [drm] Memory usable by graphics device = 2048M</text:p>
      <text:p text:style-name="P2">[ <text:s text:c="3"/>7.665960] checking generic (e0000000 410000) vs hw (e0000000 10000000)</text:p>
      <text:p text:style-name="P2">[ <text:s text:c="3"/>7.665961] fb: switching to inteldrmfb from VESA VGA</text:p>
      <text:p text:style-name="P2">[ <text:s text:c="3"/>7.665988] Console: switching to colour dummy device 80x25</text:p>
      <text:p text:style-name="P2">[ <text:s text:c="3"/>7.666768] [drm] Replacing VGA console driver</text:p>
      <text:p text:style-name="P2">[ <text:s text:c="3"/>7.674363] [drm] Supports vblank timestamp caching Rev 2 (21.10.2013).</text:p>
      <text:p text:style-name="P2">[ <text:s text:c="3"/>7.674365] [drm] Driver supports precise vblank timestamp query.</text:p>
      <text:p text:style-name="P2">[ <text:s text:c="3"/>7.674425] vgaarb: device changed decodes: PCI:0000:00:02.0,olddecodes=io+mem,decodes=io+mem:owns=io+mem</text:p>
      <text:p text:style-name="P2">[ <text:s text:c="3"/>7.694294] ACPI: Video Device [GFX0] (multi-head: yes <text:s/>rom: no <text:s/>post: no)</text:p>
      <text:p text:style-name="P2">[ <text:s text:c="3"/>7.694787] acpi device:65: registered as cooling_device9</text:p>
      <text:p text:style-name="P2">[ <text:s text:c="3"/>7.694857] input: Video Bus as /devices/LNXSYSTM:00/LNXSYBUS:00/PNP0A08:00/LNXVIDEO:00/input/input5</text:p>
      <text:p text:style-name="P2">[ <text:s text:c="3"/>7.694926] [drm] Initialized i915 1.6.0 20150522 for 0000:00:02.0 on minor 0</text:p>
      <text:p text:style-name="P2">[ <text:s text:c="3"/>7.694957] shpchp: Standard Hot Plug PCI Controller Driver version: 0.4</text:p>
      <text:p text:style-name="P2">[ <text:s text:c="3"/>7.712239] AVX2 version of gcm_enc/dec engaged.</text:p>
      <text:p text:style-name="P2">[ <text:s text:c="3"/>7.712241] AES CTR mode by8 optimization enabled</text:p>
      <text:p text:style-name="P2">[ <text:s text:c="3"/>7.721565] fbcon: inteldrmfb (fb0) is primary device</text:p>
      <text:p text:style-name="P2">[ <text:s text:c="3"/>7.721628] Console: switching to colour frame buffer device 170x48</text:p>
      <text:p text:style-name="P2">[ <text:s text:c="3"/>7.721648] i915 0000:00:02.0: fb0: inteldrmfb frame buffer device</text:p>
      <text:p text:style-name="P2">[ <text:s text:c="3"/>7.721650] i915 0000:00:02.0: registered panic notifier</text:p>
      <text:p text:style-name="P2">[ <text:s text:c="3"/>7.732672] intel_rapl: Found RAPL domain package</text:p>
      <text:p text:style-name="P2">[ <text:s text:c="3"/>7.732675] intel_rapl: Found RAPL domain core</text:p>
      <text:p text:style-name="P2">[ <text:s text:c="3"/>7.732676] intel_rapl: Found RAPL domain uncore</text:p>
      <text:p text:style-name="P2">[ <text:s text:c="3"/>7.732678] intel_rapl: Found RAPL domain dram</text:p>
      <text:p text:style-name="P2">[ <text:s text:c="3"/>7.732681] intel_rapl: RAPL package 0 domain package locked by BIOS</text:p>
      <text:p text:style-name="P2">[ <text:s text:c="3"/>7.732684] intel_rapl: RAPL package 0 domain dram locked by BIOS</text:p>
      <text:p text:style-name="P2">[ <text:s text:c="3"/>7.794984] snd_hda_intel 0000:00:03.0: bound 0000:00:02.0 (ops i915_audio_component_bind_ops [i915])</text:p>
      <text:p text:style-name="P2">[ <text:s text:c="3"/>7.815198] snd_hda_codec_via hdaudioC1D0: autoconfig for VT1705CF: line_outs=1 (0x24/0x0/0x0/0x0/0x0) type:line</text:p>
      <text:p text:style-name="P2">[ <text:s text:c="3"/>7.815202] snd_hda_codec_via hdaudioC1D0: <text:s text:c="3"/>speaker_outs=0 (0x0/0x0/0x0/0x0/0x0)</text:p>
      <text:p text:style-name="P2">[ <text:s text:c="3"/>7.815203] snd_hda_codec_via hdaudioC1D0: <text:s text:c="3"/>hp_outs=1 (0x28/0x0/0x0/0x0/0x0)</text:p>
      <text:p text:style-name="P2">[ <text:s text:c="3"/>7.815205] snd_hda_codec_via hdaudioC1D0: <text:s text:c="3"/>mono: mono_out=0x0</text:p>
      <text:p text:style-name="P2">[ <text:s text:c="3"/>7.815206] snd_hda_codec_via hdaudioC1D0: <text:s text:c="3"/>inputs:</text:p>
      <text:p text:style-name="P2">[ <text:s text:c="3"/>7.815207] snd_hda_codec_via hdaudioC1D0: <text:s text:c="5"/>Front Mic=0x29</text:p>
      <text:p text:style-name="P2">[ <text:s text:c="3"/>7.815209] snd_hda_codec_via hdaudioC1D0: <text:s text:c="5"/>Rear Mic=0x2b</text:p>
      <text:p text:style-name="P2">[ <text:s text:c="3"/>7.815210] snd_hda_codec_via hdaudioC1D0: <text:s text:c="5"/>Line=0x2a</text:p>
      <text:p text:style-name="P2">[ <text:s text:c="3"/>7.817422] input: HDA Intel HDMI HDMI/DP,pcm=3 as /devices/pci0000:00/0000:00:03.0/sound/card0/input6</text:p>
      <text:p text:style-name="P2"><text:soft-page-break/>[ <text:s text:c="3"/>7.823047] input: HDA Intel PCH Front Mic as /devices/pci0000:00/0000:00:1b.0/sound/card1/input7</text:p>
      <text:p text:style-name="P2">[ <text:s text:c="3"/>7.823178] input: HDA Intel PCH Rear Mic as /devices/pci0000:00/0000:00:1b.0/sound/card1/input8</text:p>
      <text:p text:style-name="P2">[ <text:s text:c="3"/>7.823230] input: HDA Intel PCH Line as /devices/pci0000:00/0000:00:1b.0/sound/card1/input9</text:p>
      <text:p text:style-name="P2">[ <text:s text:c="3"/>7.823280] input: HDA Intel PCH Line Out as /devices/pci0000:00/0000:00:1b.0/sound/card1/input10</text:p>
      <text:p text:style-name="P2">[ <text:s text:c="3"/>7.823333] input: HDA Intel PCH Front Headphone as /devices/pci0000:00/0000:00:1b.0/sound/card1/input11</text:p>
      <text:p text:style-name="P2">[ <text:s text:c="3"/>8.092459] audit: type=1400 audit(1517992813.015:2): apparmor="STATUS" operation="profile_load" profile="unconfined" name="/sbin/dhclient" pid=463 comm="apparmor_parser"</text:p>
      <text:p text:style-name="P2">[ <text:s text:c="3"/>8.092653] audit: type=1400 audit(1517992813.015:3): apparmor="STATUS" operation="profile_load" profile="unconfined" name="/usr/lib/NetworkManager/nm-dhcp-client.action" pid=463 comm="apparmor_parser"</text:p>
      <text:p text:style-name="P2">[ <text:s text:c="3"/>8.092839] audit: type=1400 audit(1517992813.015:4): apparmor="STATUS" operation="profile_load" profile="unconfined" name="/usr/lib/connman/scripts/dhclient-script" pid=463 comm="apparmor_parser"</text:p>
      <text:p text:style-name="P2">[ <text:s text:c="3"/>8.097324] audit: type=1400 audit(1517992813.019:5): apparmor="STATUS" operation="profile_replace" profile="unconfined" name="/sbin/dhclient" pid=464 comm="apparmor_parser"</text:p>
      <text:p text:style-name="P2">[ <text:s text:c="3"/>8.097523] audit: type=1400 audit(1517992813.019:6): apparmor="STATUS" operation="profile_replace" profile="unconfined" name="/usr/lib/NetworkManager/nm-dhcp-client.action" pid=464 comm="apparmor_parser"</text:p>
      <text:p text:style-name="P2">[ <text:s text:c="3"/>8.097688] audit: type=1400 audit(1517992813.019:7): apparmor="STATUS" operation="profile_replace" profile="unconfined" name="/usr/lib/connman/scripts/dhclient-script" pid=464 comm="apparmor_parser"</text:p>
      <text:p text:style-name="P2">[ <text:s text:c="3"/>9.879426] EXT4-fs (sda1): re-mounted. Opts: errors=remount-ro</text:p>
      <text:p text:style-name="P2">[ <text:s text:c="3"/>9.923790] EXT4-fs (sda6): mounted filesystem with ordered data mode. Opts: (null)</text:p>
      <text:p text:style-name="P2">[ <text:s text:c="2"/>10.005715] init: failsafe main process (654) killed by TERM signal</text:p>
      <text:p text:style-name="P2">[ <text:s text:c="2"/>10.150813] Bluetooth: Core ver 2.20</text:p>
      <text:p text:style-name="P2">[ <text:s text:c="2"/>10.150827] NET: Registered protocol family 31</text:p>
      <text:p text:style-name="P2">[ <text:s text:c="2"/>10.150828] Bluetooth: HCI device and connection manager initialized</text:p>
      <text:p text:style-name="P2">[ <text:s text:c="2"/>10.150958] Bluetooth: HCI socket layer initialized</text:p>
      <text:p text:style-name="P2">[ <text:s text:c="2"/>10.150961] Bluetooth: L2CAP socket layer initialized</text:p>
      <text:p text:style-name="P2">[ <text:s text:c="2"/>10.150969] Bluetooth: SCO socket layer initialized</text:p>
      <text:p text:style-name="P2">[ <text:s text:c="2"/>10.154027] Bluetooth: BNEP (Ethernet Emulation) ver 1.3</text:p>
      <text:p text:style-name="P2">[ <text:s text:c="2"/>10.154032] Bluetooth: BNEP filters: protocol multicast</text:p>
      <text:p text:style-name="P2">[ <text:s text:c="2"/>10.154037] Bluetooth: BNEP socket layer initialized</text:p>
      <text:p text:style-name="P2">[ <text:s text:c="2"/>10.157863] Bluetooth: RFCOMM TTY layer initialized</text:p>
      <text:p text:style-name="P2">[ <text:s text:c="2"/>10.157871] Bluetooth: RFCOMM socket layer initialized</text:p>
      <text:p text:style-name="P2">[ <text:s text:c="2"/>10.157874] Bluetooth: RFCOMM ver 1.11</text:p>
      <text:p text:style-name="P2">[ <text:s text:c="2"/>10.564495] init: avahi-cups-reload main process (833) terminated with status 1</text:p>
      <text:p text:style-name="P2">[ <text:s text:c="2"/>10.564615] audit: type=1400 audit(1517992815.487:8): apparmor="STATUS" operation="profile_load" profile="unconfined" name="/usr/lib/cups/backend/cups-pdf" pid=773 comm="apparmor_parser"</text:p>
      <text:p text:style-name="P2">[ <text:s text:c="2"/>10.564984] audit: type=1400 audit(1517992815.491:9): apparmor="STATUS" operation="profile_load" profile="unconfined" name="/usr/sbin/cupsd" pid=773 comm="apparmor_parser"</text:p>
      <text:p text:style-name="P2">[ <text:s text:c="2"/>10.654456] audit: type=1400 audit(1517992815.579:10): apparmor="STATUS" operation="profile_load" profile="unconfined" name="/usr/lib/lightdm/lightdm-guest-session" pid=820 comm="apparmor_parser"</text:p>
      <text:p text:style-name="P2"><text:soft-page-break/>[ <text:s text:c="2"/>10.654708] audit: type=1400 audit(1517992815.579:11): apparmor="STATUS" operation="profile_load" profile="unconfined" name="chromium" pid=820 comm="apparmor_parser"</text:p>
      <text:p text:style-name="P2">[ <text:s text:c="2"/>11.462435] r8169 0000:02:00.0 eth0: link down</text:p>
      <text:p text:style-name="P2">[ <text:s text:c="2"/>11.462464] r8169 0000:02:00.0 eth0: link down</text:p>
      <text:p text:style-name="P2">[ <text:s text:c="2"/>11.462487] IPv6: ADDRCONF(NETDEV_UP): eth0: link is not ready</text:p>
      <text:p text:style-name="P2">[ <text:s text:c="2"/>11.680511] init: samba-ad-dc main process (862) terminated with status 1</text:p>
      <text:p text:style-name="P2">[ <text:s text:c="2"/>12.781271] init: alsa-restore main process (994) terminated with status 99</text:p>
      <text:p text:style-name="P2">[ <text:s text:c="2"/>14.045653] init: plymouth-upstart-bridge main process ended, respawning</text:p>
      <text:p text:style-name="P2">[ <text:s text:c="2"/>14.504204] r8169 0000:02:00.0 eth0: link up</text:p>
      <text:p text:style-name="P2">[ <text:s text:c="2"/>14.504212] IPv6: ADDRCONF(NETDEV_CHANGE): eth0: link becomes ready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4:08:52.591815499</meta:creation-date>
    <dc:date>2018-02-07T14:11:48.21320480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8" meta:paragraph-count="809" meta:word-count="6911" meta:character-count="55058" meta:non-whitespace-character-count="45408"/>
  </office:meta>
</office:document-meta>
</file>